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.5pt" fo:font-weight="bold" officeooo:rsid="001f23a9" officeooo:paragraph-rsid="001f23a9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9.5pt" officeooo:rsid="001f23a9" officeooo:paragraph-rsid="001f23a9" fo:background-color="#ffbf00" style:font-size-asian="9.5pt" style:font-size-complex="9.5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9.5pt" officeooo:rsid="001f23a9" officeooo:paragraph-rsid="001f23a9" style:font-size-asian="9.5pt" style:font-size-complex="9.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9.5pt" fo:language="ru" fo:country="RU" officeooo:rsid="001f23a9" officeooo:paragraph-rsid="001f23a9" style:font-size-asian="9.5pt" style:font-size-complex="9.5pt"/>
    </style:style>
    <style:style style:name="P5" style:family="paragraph" style:parent-style-name="Standard">
      <style:paragraph-properties fo:text-align="start" style:justify-single-word="false"/>
      <style:text-properties fo:font-size="9.5pt" fo:language="ru" fo:country="RU" officeooo:rsid="00212199" officeooo:paragraph-rsid="00212199" style:font-size-asian="9.5pt" style:font-size-complex="9.5pt"/>
    </style:style>
    <style:style style:name="P6" style:family="paragraph" style:parent-style-name="Standard">
      <style:paragraph-properties fo:text-align="start" style:justify-single-word="false"/>
      <style:text-properties fo:font-size="9.5pt" fo:language="ru" fo:country="RU" officeooo:rsid="00231a6c" officeooo:paragraph-rsid="00231a6c" fo:background-color="#ffbf00" style:font-size-asian="9.5pt" style:font-size-complex="9.5pt"/>
    </style:style>
    <style:style style:name="P7" style:family="paragraph" style:parent-style-name="Text_20_body" style:list-style-name="L2">
      <style:paragraph-properties fo:text-align="start" style:justify-single-word="false"/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231a6c" officeooo:paragraph-rsid="00231a6c" fo:background-color="transparent" style:font-size-asian="9.5pt" style:font-size-complex="9.5pt" loext:padding="0cm" loext:border="none"/>
    </style:style>
    <style:style style:name="P8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size="9.5pt" officeooo:paragraph-rsid="00273f97" style:font-size-asian="9.5pt" style:font-size-complex="9.5pt"/>
    </style:style>
    <style:style style:name="P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231a6c" fo:background-color="transparent" style:font-size-asian="9.5pt" style:font-size-complex="9.5pt"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officeooo:rsid="00231a6c" fo:background-color="#ffbf00"/>
    </style:style>
    <style:style style:name="P11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231a6c" fo:background-color="transparent" style:font-size-asian="9.5pt" style:font-size-complex="9.5pt" loext:padding="0cm" loext:border="none"/>
    </style:style>
    <style:style style:name="P12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2d9c7b" officeooo:paragraph-rsid="002d9c7b" fo:background-color="transparent" style:font-size-asian="9.5pt" style:font-size-complex="9.5pt" loext:padding="0cm" loext:border="none"/>
    </style:style>
    <style:style style:name="P13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2d9c7b" officeooo:paragraph-rsid="002d9c7b" fo:background-color="transparent" style:font-size-asian="9.5pt" style:font-size-complex="9.5pt" loext:padding="0cm" loext:border="none"/>
    </style:style>
    <style:style style:name="P14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color="#f7f8fc" loext:opacity="100%" style:font-name="system-ui" officeooo:rsid="002d9c7b" officeooo:paragraph-rsid="002d9c7b"/>
    </style:style>
    <style:style style:name="P15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2d9c7b" style:font-size-asian="9.5pt" style:font-size-complex="9.5pt" loext:padding="0cm" loext:border="none"/>
    </style:style>
    <style:style style:name="P16" style:family="paragraph" style:parent-style-name="Text_20_body" style:list-style-name="L3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officeooo:rsid="002d9c7b"/>
    </style:style>
    <style:style style:name="P17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2f6dfb"/>
    </style:style>
    <style:style style:name="P18" style:family="paragraph" style:parent-style-name="Text_20_body" style:list-style-name="L4">
      <style:paragraph-properties fo:margin-top="0cm" fo:margin-bottom="0cm" style:contextual-spacing="false" fo:line-height="137%" fo:orphans="2" fo:widows="2" fo:padding="0cm" fo:border="none"/>
      <style:text-properties officeooo:paragraph-rsid="002f6dfb"/>
    </style:style>
    <style:style style:name="P19" style:family="paragraph" style:parent-style-name="Text_20_body" style:list-style-name="L4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ui-monospace" officeooo:rsid="002f6dfb"/>
    </style:style>
    <style:style style:name="P20" style:family="paragraph" style:parent-style-name="Text_20_body" style:list-style-name="L4">
      <style:paragraph-properties fo:margin-top="0cm" fo:margin-bottom="0cm" style:contextual-spacing="false" fo:line-height="137%" fo:orphans="2" fo:widows="2" fo:padding="0cm" fo:border="none"/>
      <style:text-properties fo:font-size="9.5pt" style:font-size-asian="9.5pt" style:font-size-complex="9.5pt"/>
    </style:style>
    <style:style style:name="P21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12pt" fo:font-weight="normal" officeooo:rsid="0031b415" officeooo:paragraph-rsid="0031b415"/>
    </style:style>
    <style:style style:name="P22" style:family="paragraph" style:parent-style-name="Text_20_body" style:list-style-name="L5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12pt" fo:font-weight="normal" officeooo:rsid="0031b415" officeooo:paragraph-rsid="0031b415"/>
    </style:style>
    <style:style style:name="P23" style:family="paragraph" style:parent-style-name="Text_20_body" style:list-style-name="L5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weight="bold" officeooo:rsid="0031b415"/>
    </style:style>
    <style:style style:name="P24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33b0d5"/>
    </style:style>
    <style:style style:name="P2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weight="bold" officeooo:rsid="0031b415" officeooo:paragraph-rsid="0033b0d5"/>
    </style:style>
    <style:style style:name="P26" style:family="paragraph" style:parent-style-name="Text_20_body" style:list-style-name="L6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weight="bold" officeooo:rsid="0031b415" officeooo:paragraph-rsid="0033b0d5"/>
    </style:style>
    <style:style style:name="P27" style:family="paragraph" style:parent-style-name="Text_20_body" style:list-style-name="L6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weight="bold" officeooo:rsid="0033b0d5"/>
    </style:style>
    <style:style style:name="P28" style:family="paragraph" style:parent-style-name="Text_20_body" style:list-style-name="L6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33b0d5" style:font-size-asian="9.5pt" style:font-size-complex="9.5pt" loext:padding="0cm" loext:border="none"/>
    </style:style>
    <style:style style:name="P29" style:family="paragraph" style:parent-style-name="Text_20_body">
      <style:paragraph-properties fo:margin-top="0cm" fo:margin-bottom="0cm" style:contextual-spacing="false" fo:line-height="137%" fo:orphans="2" fo:widows="2" fo:break-before="page" fo:padding="0cm" fo:border="none"/>
      <style:text-properties fo:color="#f7f8fc" loext:opacity="100%" style:font-name="system-ui" fo:font-size="12pt" fo:language="en" fo:country="US" fo:font-weight="normal" officeooo:rsid="0036ed54" officeooo:paragraph-rsid="0036ed54"/>
    </style:style>
    <style:style style:name="P30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8583f6" loext:opacity="100%" style:font-name="system-ui" fo:font-size="9.5pt" fo:letter-spacing="normal" fo:language="en" fo:country="US" fo:font-style="normal" fo:font-weight="normal" officeooo:rsid="0036ed54" officeooo:paragraph-rsid="0036ed54" style:font-size-asian="9.5pt" style:font-size-complex="9.5pt" loext:padding="0cm" loext:border="none"/>
    </style:style>
    <style:style style:name="P31" style:family="paragraph" style:parent-style-name="Text_20_body" style:list-style-name="L7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6ed54" officeooo:paragraph-rsid="0036ed54" style:font-size-asian="9.5pt" style:font-size-complex="9.5pt" loext:padding="0cm" loext:border="none"/>
    </style:style>
    <style:style style:name="P32" style:family="paragraph" style:parent-style-name="Text_20_body" style:list-style-name="L7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language="en" fo:country="US" officeooo:rsid="0036ed54"/>
    </style:style>
    <style:style style:name="P33" style:family="paragraph" style:parent-style-name="Text_20_body" style:list-style-name="L7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6ed54" style:font-size-asian="9.5pt" style:font-size-complex="9.5pt" loext:padding="0cm" loext:border="none"/>
    </style:style>
    <style:style style:name="P34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6ed54" style:font-size-asian="9.5pt" style:font-size-complex="9.5pt" loext:padding="0cm" loext:border="none"/>
    </style:style>
    <style:style style:name="P3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12pt" fo:language="en" fo:country="US" fo:font-weight="normal" officeooo:rsid="0038b6ee" officeooo:paragraph-rsid="0038b6ee"/>
    </style:style>
    <style:style style:name="P36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8b6ee" officeooo:paragraph-rsid="0038b6ee" style:font-size-asian="9.5pt" style:font-size-complex="9.5pt" loext:padding="0cm" loext:border="none"/>
    </style:style>
    <style:style style:name="P37" style:family="paragraph" style:parent-style-name="Text_20_body" style:list-style-name="L8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12pt" fo:letter-spacing="normal" fo:language="en" fo:country="US" fo:font-style="normal" fo:font-weight="normal" officeooo:rsid="0038b6ee" officeooo:paragraph-rsid="0038b6ee" loext:padding="0cm" loext:border="none"/>
    </style:style>
    <style:style style:name="P38" style:family="paragraph" style:parent-style-name="Text_20_body" style:list-style-name="L8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8b6ee" style:font-size-asian="9.5pt" style:font-size-complex="9.5pt" loext:padding="0cm" loext:border="none"/>
    </style:style>
    <style:style style:name="P39" style:family="paragraph" style:parent-style-name="Text_20_body" style:list-style-name="L8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language="en" fo:country="US" officeooo:rsid="0038b6ee"/>
    </style:style>
    <style:style style:name="P40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8b6ee" style:font-size-asian="9.5pt" style:font-size-complex="9.5pt" loext:padding="0cm" loext:border="none"/>
    </style:style>
    <style:style style:name="P41" style:family="paragraph" style:parent-style-name="Heading_20_3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12pt" fo:letter-spacing="normal" fo:language="en" fo:country="US" fo:font-style="normal" fo:font-weight="normal" officeooo:rsid="0038b6ee" loext:padding="0cm" loext:border="none"/>
    </style:style>
    <style:style style:name="P42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12pt" fo:letter-spacing="normal" fo:language="en" fo:country="US" fo:font-style="normal" fo:font-weight="normal" officeooo:rsid="0038b6ee" loext:padding="0cm" loext:border="none"/>
    </style:style>
    <style:style style:name="P43" style:family="paragraph" style:parent-style-name="Text_20_body" style:list-style-name="L9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38b6ee" style:font-size-asian="9.5pt" style:font-size-complex="9.5pt" loext:padding="0cm" loext:border="none"/>
    </style:style>
    <style:style style:name="P44" style:family="paragraph" style:parent-style-name="Text_20_body" style:list-style-name="L9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f7f8fc" loext:opacity="100%" style:font-name="system-ui" fo:language="en" fo:country="US" fo:font-weight="bold" officeooo:rsid="0038b6ee"/>
    </style:style>
    <style:style style:name="P4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36ed54" officeooo:paragraph-rsid="0036ed54" style:font-size-asian="9.5pt" style:font-size-complex="9.5pt" loext:padding="0cm" loext:border="none"/>
    </style:style>
    <style:style style:name="P46" style:family="paragraph" style:parent-style-name="Standard">
      <style:paragraph-properties fo:text-align="start" style:justify-single-word="false"/>
      <style:text-properties fo:font-size="9.5pt" fo:language="ru" fo:country="RU" officeooo:rsid="002367b8" officeooo:paragraph-rsid="002d9c7b" fo:background-color="#ffbf00" style:font-size-asian="9.5pt" style:font-size-complex="9.5pt"/>
    </style:style>
    <style:style style:name="P47" style:family="paragraph" style:parent-style-name="Standard" style:list-style-name="L10">
      <style:paragraph-properties fo:text-align="start" style:justify-single-word="false"/>
      <style:text-properties fo:font-size="9.5pt" fo:language="ru" fo:country="RU" officeooo:rsid="00212199" officeooo:paragraph-rsid="002d9c7b" style:font-size-asian="9.5pt" style:font-size-complex="9.5pt"/>
    </style:style>
    <style:style style:name="P48" style:family="paragraph" style:parent-style-name="Standard">
      <style:paragraph-properties fo:text-align="start" style:justify-single-word="false"/>
      <style:text-properties fo:font-size="9.5pt" fo:language="ru" fo:country="RU" officeooo:rsid="00212199" officeooo:paragraph-rsid="002d9c7b" style:font-size-asian="9.5pt" style:font-size-complex="9.5pt"/>
    </style:style>
    <style:style style:name="P49" style:family="paragraph" style:parent-style-name="Standard">
      <style:paragraph-properties fo:text-align="start" style:justify-single-word="false"/>
      <style:text-properties fo:font-size="9.5pt" fo:language="ru" fo:country="RU" officeooo:rsid="003dfce6" officeooo:paragraph-rsid="003dfce6" fo:background-color="#ffbf00" style:font-size-asian="9.5pt" style:font-size-complex="9.5pt"/>
    </style:style>
    <style:style style:name="P50" style:family="paragraph" style:parent-style-name="Text_20_body" style:list-style-name="L11">
      <style:paragraph-properties fo:text-align="start" style:justify-single-word="false"/>
      <style:text-properties fo:color="#ffffff" loext:opacity="100%" fo:language="ru" fo:country="RU" officeooo:rsid="003dfce6" officeooo:paragraph-rsid="003dfce6" fo:background-color="#ffbf00"/>
    </style:style>
    <style:style style:name="P51" style:family="paragraph" style:parent-style-name="Text_20_body" style:list-style-name="L11">
      <style:paragraph-properties fo:margin-top="0cm" fo:margin-bottom="0cm" style:contextual-spacing="false" fo:orphans="2" fo:widows="2" fo:padding="0cm" fo:border="none"/>
      <style:text-properties fo:color="#ffffff" loext:opacity="100%" officeooo:rsid="003dfce6" fo:background-color="#ffbf00"/>
    </style:style>
    <style:style style:name="P52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3dfce6" fo:background-color="transparent" style:font-size-asian="9.5pt" style:font-size-complex="9.5pt" loext:padding="0cm" loext:border="none"/>
    </style:style>
    <style:style style:name="P53" style:family="paragraph" style:parent-style-name="Heading_20_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ystem-ui" fo:font-size="9.5pt" fo:letter-spacing="normal" fo:font-style="normal" fo:font-weight="normal" officeooo:rsid="003dfce6" fo:background-color="#ffbf00" style:font-size-asian="9.5pt" style:font-size-complex="9.5pt" loext:padding="0cm" loext:border="none"/>
    </style:style>
    <style:style style:name="P54" style:family="paragraph" style:parent-style-name="Text_20_body" style:list-style-name="L12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3dfce6" fo:background-color="transparent" style:font-size-asian="9.5pt" style:font-size-complex="9.5pt" loext:padding="0cm" loext:border="none"/>
    </style:style>
    <style:style style:name="P55" style:family="paragraph" style:parent-style-name="Text_20_body" style:list-style-name="L12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3dfce6" style:font-size-asian="9.5pt" style:font-size-complex="9.5pt" loext:padding="0cm" loext:border="none"/>
    </style:style>
    <style:style style:name="P56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4b5691" officeooo:paragraph-rsid="004b5691" style:font-size-asian="9.5pt" style:font-size-complex="9.5pt" loext:padding="0cm" loext:border="none"/>
    </style:style>
    <style:style style:name="P57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system-ui" fo:font-size="9.5pt" fo:letter-spacing="normal" fo:font-style="normal" fo:font-weight="normal" officeooo:rsid="004b5691" officeooo:paragraph-rsid="004b5691" fo:background-color="#ffbf00" style:font-size-asian="9.5pt" style:font-size-complex="9.5pt" loext:padding="0cm" loext:border="none"/>
    </style:style>
    <style:style style:name="P58" style:family="paragraph" style:parent-style-name="Text_20_body">
      <style:paragraph-properties fo:margin-top="0cm" fo:margin-bottom="0cm" style:contextual-spacing="false" fo:orphans="2" fo:widows="2" fo:padding="0cm" fo:border="none"/>
      <style:text-properties fo:font-variant="normal" fo:text-transform="none" fo:color="#ffffff" loext:opacity="100%" style:font-name="system-ui" fo:font-size="9.5pt" fo:letter-spacing="normal" fo:font-style="normal" fo:font-weight="normal" officeooo:rsid="004c8060" officeooo:paragraph-rsid="004c8060" fo:background-color="#ff0000" style:font-size-asian="9.5pt" style:font-size-complex="9.5pt" loext:padding="0cm" loext:border="none"/>
    </style:style>
    <style:style style:name="P59" style:family="paragraph" style:parent-style-name="Standard">
      <style:text-properties fo:color="#00a933" loext:opacity="100%" fo:font-size="9.5pt" fo:background-color="transparent" style:font-size-asian="9.5pt" style:font-size-complex="9.5pt"/>
    </style:style>
    <style:style style:name="P60" style:family="paragraph" style:parent-style-name="Standard">
      <style:paragraph-properties fo:margin-top="0cm" fo:margin-bottom="0cm" style:contextual-spacing="false" fo:orphans="2" fo:widows="2" fo:padding="0cm" fo:border="none"/>
      <style:text-properties fo:font-variant="normal" fo:text-transform="none" fo:color="#00a933" loext:opacity="100%" style:font-name="Cascadia Mono" fo:font-size="9.5pt" fo:letter-spacing="normal" fo:font-style="normal" fo:font-weight="normal" officeooo:rsid="004c8060" officeooo:paragraph-rsid="004c8060" fo:background-color="transparent" style:font-size-asian="9.5pt" style:font-size-complex="9.5pt" loext:padding="0cm" loext:border="none"/>
    </style:style>
    <style:style style:name="P61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4d3472"/>
    </style:style>
    <style:style style:name="P62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4db9bb"/>
    </style:style>
    <style:style style:name="P63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4ef751"/>
    </style:style>
    <style:style style:name="P64" style:family="paragraph" style:parent-style-name="Standard">
      <style:paragraph-properties fo:margin-top="0cm" fo:margin-bottom="0cm" style:contextual-spacing="false" fo:orphans="2" fo:widows="2" fo:padding="0cm" fo:border="none"/>
      <style:text-properties officeooo:paragraph-rsid="0050f5a4"/>
    </style:style>
    <style:style style:name="P65" style:family="paragraph" style:parent-style-name="Text_20_body" style:list-style-name="L13">
      <style:paragraph-properties fo:margin-top="0cm" fo:margin-bottom="0cm" style:contextual-spacing="false" fo:line-height="137%" fo:text-align="start" style:justify-single-word="false" fo:orphans="2" fo:widows="2" fo:padding="0cm" fo:border="none"/>
      <style:text-properties fo:color="#ffffff" loext:opacity="100%" style:font-name="system-ui" fo:font-size="9.5pt" fo:language="en" fo:country="US" officeooo:rsid="0050f5a4" style:font-size-asian="9.5pt" style:font-size-complex="9.5pt"/>
    </style:style>
    <style:style style:name="P66" style:family="paragraph" style:parent-style-name="Text_20_body">
      <style:paragraph-properties fo:margin-top="0cm" fo:margin-bottom="0cm" style:contextual-spacing="false" fo:line-height="137%" fo:text-align="start" style:justify-single-word="false" fo:orphans="2" fo:widows="2" fo:padding="0cm" fo:border="none"/>
      <style:text-properties fo:color="#ffffff" loext:opacity="100%" style:font-name="system-ui" fo:font-size="9.5pt" fo:language="en" fo:country="US" officeooo:rsid="0050f5a4" style:font-size-asian="9.5pt" style:font-size-complex="9.5pt"/>
    </style:style>
    <style:style style:name="P67" style:family="paragraph" style:parent-style-name="Text_20_body" style:list-style-name="L14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 fo:padding="0cm" fo:border="none"/>
    </style:style>
    <style:style style:name="P68" style:family="paragraph" style:parent-style-name="Text_20_body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 fo:padding="0cm" fo:border="none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  <style:text-properties fo:font-size="9.5pt" style:font-size-asian="9.5pt" style:font-size-complex="9.5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 fo:break-before="page"/>
      <style:text-properties fo:font-size="9.5pt" officeooo:paragraph-rsid="00511d0a" style:font-size-asian="9.5pt" style:font-size-complex="9.5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  <style:text-properties officeooo:paragraph-rsid="00511d0a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  <style:text-properties fo:font-variant="normal" fo:text-transform="none" fo:color="#f7f8fc" loext:opacity="100%" style:font-name="system-ui" fo:font-size="9.5pt" fo:letter-spacing="normal" fo:font-style="normal" fo:font-weight="normal" officeooo:paragraph-rsid="00511d0a" style:font-size-asian="9.5pt" style:font-size-complex="9.5pt" loext:padding="0cm" loext:border="none"/>
    </style:style>
    <style:style style:name="P74" style:family="paragraph" style:parent-style-name="Heading_20_4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  <style:text-properties fo:font-variant="normal" fo:text-transform="none" fo:color="#f7f8fc" loext:opacity="100%" style:font-name="system-ui" fo:font-size="9.5pt" fo:letter-spacing="normal" fo:font-style="normal" fo:font-weight="normal" officeooo:paragraph-rsid="00511d0a" style:font-size-asian="9.5pt" style:font-size-complex="9.5pt" loext:padding="0cm" loext:border="none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37%" fo:text-align="start" style:justify-single-word="false" fo:orphans="2" fo:widows="2" fo:text-indent="0cm" style:auto-text-indent="false"/>
      <style:text-properties fo:font-variant="normal" fo:text-transform="none" fo:color="#81d41a" loext:opacity="100%" style:font-name="system-ui" fo:font-size="9.5pt" fo:letter-spacing="normal" fo:font-style="normal" fo:font-weight="normal" officeooo:paragraph-rsid="00511d0a" style:font-size-asian="9.5pt" style:font-size-complex="9.5pt" loext:padding="0cm" loext:border="none"/>
    </style:style>
    <style:style style:name="P76" style:family="paragraph" style:parent-style-name="Text_20_body" style:list-style-name="L15">
      <style:paragraph-properties fo:margin-top="0cm" fo:margin-bottom="0cm" style:contextual-spacing="false" fo:line-height="137%" fo:text-align="start" style:justify-single-word="false" fo:orphans="2" fo:widows="2"/>
      <style:text-properties fo:font-variant="normal" fo:text-transform="none" fo:color="#81d41a" loext:opacity="100%" style:font-name="system-ui" fo:font-size="9.5pt" fo:letter-spacing="normal" fo:font-style="normal" fo:font-weight="normal" officeooo:paragraph-rsid="00511d0a" style:font-size-asian="9.5pt" style:font-size-complex="9.5pt" loext:padding="0cm" loext:border="none"/>
    </style:style>
    <style:style style:name="P77" style:family="paragraph" style:parent-style-name="Text_20_body" style:list-style-name="L15">
      <style:paragraph-properties fo:margin-top="0cm" fo:margin-bottom="0cm" style:contextual-spacing="false" fo:line-height="137%" fo:orphans="2" fo:widows="2" fo:padding="0cm" fo:border="none"/>
      <style:text-properties fo:color="#81d41a" loext:opacity="100%" style:font-name="system-ui" fo:font-size="9.5pt" style:font-size-asian="9.5pt" style:font-size-complex="9.5pt"/>
    </style:style>
    <style:style style:name="P78" style:family="paragraph" style:parent-style-name="Heading_20_4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9.5pt" style:font-size-asian="9.5pt" style:font-size-complex="9.5pt"/>
    </style:style>
    <style:style style:name="P79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81d41a" loext:opacity="100%" style:font-name="system-ui" fo:font-size="9.5pt" style:font-size-asian="9.5pt" style:font-size-complex="9.5pt"/>
    </style:style>
    <style:style style:name="P80" style:family="paragraph" style:parent-style-name="Text_20_body" style:list-style-name="L16">
      <style:paragraph-properties fo:margin-top="0cm" fo:margin-bottom="0cm" style:contextual-spacing="false" fo:line-height="137%" fo:orphans="2" fo:widows="2" fo:padding="0cm" fo:border="none"/>
      <style:text-properties fo:color="#81d41a" loext:opacity="100%" style:font-name="system-ui" fo:font-size="9.5pt" style:font-size-asian="9.5pt" style:font-size-complex="9.5pt"/>
    </style:style>
    <style:style style:name="P81" style:family="paragraph" style:parent-style-name="Text_20_body" style:list-style-name="L17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81d41a" loext:opacity="100%" style:font-name="system-ui" fo:font-size="9.5pt" style:font-size-asian="9.5pt" style:font-size-complex="9.5pt"/>
    </style:style>
    <style:style style:name="P82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81d41a" loext:opacity="100%" style:font-name="system-ui" fo:font-size="9.5pt" style:font-size-asian="9.5pt" style:font-size-complex="9.5pt"/>
    </style:style>
    <style:style style:name="P83" style:family="paragraph" style:parent-style-name="Heading_20_4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font-style="normal" fo:font-weight="normal" style:font-size-asian="9.5pt" style:font-size-complex="9.5pt" loext:padding="0cm" loext:border="none"/>
    </style:style>
    <style:style style:name="P84" style:family="paragraph" style:parent-style-name="Text_20_body" style:list-style-name="L18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81d41a" loext:opacity="100%" style:font-name="system-ui" fo:font-size="9.5pt" style:font-size-asian="9.5pt" style:font-size-complex="9.5pt"/>
    </style:style>
    <style:style style:name="P8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size="9.5pt" fo:language="en" fo:country="US" officeooo:rsid="005dd3a0" officeooo:paragraph-rsid="005dd3a0" fo:background-color="#ff0000" style:font-size-asian="9.5pt" style:font-size-complex="9.5pt"/>
    </style:style>
    <style:style style:name="P86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system-ui" fo:font-size="9.5pt" fo:language="ru" fo:country="RU" officeooo:rsid="005dd3a0" officeooo:paragraph-rsid="005dd3a0" fo:background-color="transparent" style:font-size-asian="9.5pt" style:font-size-complex="9.5pt"/>
    </style:style>
    <style:style style:name="P87" style:family="paragraph" style:parent-style-name="Standard">
      <style:text-properties fo:font-size="9.5pt" style:font-size-asian="9.5pt" style:font-size-complex="9.5pt"/>
    </style:style>
    <style:style style:name="P88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color="#000000" loext:opacity="100%" style:font-name="Cascadia Mono" fo:font-size="9.5pt" fo:language="ru" fo:country="RU" officeooo:rsid="005dd3a0" officeooo:paragraph-rsid="005dd3a0" style:font-size-asian="9.5pt" style:font-size-complex="9.5pt" fo:background-color="#ffffff"/>
    </style:style>
    <style:style style:name="P89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color="#000000" loext:opacity="100%" style:font-name="Cascadia Mono" fo:font-size="9.5pt" officeooo:rsid="005dd3a0" officeooo:paragraph-rsid="005dd3a0" style:font-size-asian="9.5pt" style:font-size-complex="9.5pt"/>
    </style:style>
    <style:style style:name="P90" style:family="paragraph" style:parent-style-name="Text_20_body" style:list-style-name="L19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ffffff" loext:opacity="100%" style:font-name="Cascadia Mono" fo:font-size="9.5pt" officeooo:rsid="005dd3a0" style:font-size-asian="9.5pt" style:font-size-complex="9.5pt"/>
    </style:style>
    <style:style style:name="P91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Cascadia Mono" fo:font-size="9.5pt" officeooo:rsid="005dd3a0" officeooo:paragraph-rsid="005dd3a0" style:font-size-asian="9.5pt" style:font-size-complex="9.5pt"/>
    </style:style>
    <style:style style:name="P92" style:family="paragraph" style:parent-style-name="Text_20_body" style:list-style-name="L20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ffffff" loext:opacity="100%" style:font-name="Cascadia Mono" fo:font-size="9.5pt" officeooo:rsid="005dd3a0" style:font-size-asian="9.5pt" style:font-size-complex="9.5pt"/>
    </style:style>
    <style:style style:name="P93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color="#ffffff" loext:opacity="100%" style:font-name="Cascadia Mono" fo:font-size="9.5pt" fo:language="ru" fo:country="RU" officeooo:rsid="005dd3a0" officeooo:paragraph-rsid="005dd3a0" fo:background-color="transparent" style:font-size-asian="9.5pt" style:font-size-complex="9.5pt"/>
    </style:style>
    <style:style style:name="P94" style:family="paragraph" style:parent-style-name="Text_20_body" style:list-style-name="L21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5dd3a0" style:font-size-asian="9.5pt" style:font-size-complex="9.5pt" loext:padding="0cm" loext:border="none"/>
    </style:style>
    <style:style style:name="P95" style:family="paragraph" style:parent-style-name="Text_20_body" style:list-style-name="L21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ffffff" loext:opacity="100%" style:font-name="Cascadia Mono" fo:font-size="9.5pt" officeooo:rsid="005dd3a0" style:font-size-asian="9.5pt" style:font-size-complex="9.5pt"/>
    </style:style>
    <style:style style:name="P96" style:family="paragraph" style:parent-style-name="Text_20_body" style:list-style-name="L22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color="#ffffff" loext:opacity="100%" style:font-name="Cascadia Mono" fo:font-size="9.5pt" officeooo:rsid="005dd3a0" style:font-size-asian="9.5pt" style:font-size-complex="9.5pt"/>
    </style:style>
    <style:style style:name="P97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5dd3a0" style:font-size-asian="9.5pt" style:font-size-complex="9.5pt" loext:padding="0cm" loext:border="none"/>
    </style:style>
    <style:style style:name="P98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officeooo:paragraph-rsid="005e9285"/>
    </style:style>
    <style:style style:name="P99" style:family="paragraph" style:parent-style-name="Standard" style:list-style-name="L23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paragraph-rsid="005e9285" style:font-size-asian="9.5pt" style:font-size-complex="9.5pt" loext:padding="0cm" loext:border="none"/>
    </style:style>
    <style:style style:name="P100" style:family="paragraph" style:parent-style-name="Text_20_body">
      <style:paragraph-properties fo:margin-left="0cm" fo:margin-right="0cm" fo:margin-top="0cm" fo:margin-bottom="0cm" style:contextual-spacing="false" fo:line-height="137%" fo:orphans="2" fo:widows="2" fo:text-indent="0cm" style:auto-text-indent="false" fo:padding="0cm" fo:border="none"/>
    </style:style>
    <style:style style:name="P101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font-size="9.5pt" officeooo:paragraph-rsid="005e9285" style:font-size-asian="9.5pt" style:font-size-complex="9.5pt"/>
    </style:style>
    <style:style style:name="P102" style:family="paragraph" style:parent-style-name="Standard">
      <style:paragraph-properties fo:margin-top="0cm" fo:margin-bottom="0cm" style:contextual-spacing="false" fo:line-height="137%" fo:orphans="2" fo:widows="2" fo:padding="0cm" fo:border="none"/>
      <style:text-properties fo:color="#000000" loext:opacity="100%" style:font-name="Cascadia Mono" fo:font-size="9.5pt" fo:language="en" fo:country="US" style:text-underline-style="none" officeooo:rsid="005e9285" officeooo:paragraph-rsid="005e9285" style:font-size-asian="9.5pt" style:font-size-complex="9.5pt" fo:background-color="#ffffff"/>
    </style:style>
    <style:style style:name="P103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color="#000000" loext:opacity="100%" style:font-name="Cascadia Mono" fo:font-size="9.5pt" fo:language="en" fo:country="US" style:text-underline-style="none" officeooo:rsid="006b426e" officeooo:paragraph-rsid="006b426e" style:font-size-asian="9.5pt" style:font-size-complex="9.5pt" fo:background-color="#ffffff"/>
    </style:style>
    <style:style style:name="P104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b426e" officeooo:paragraph-rsid="006b426e" fo:background-color="transparent" style:font-size-asian="9.5pt" style:font-size-complex="9.5pt" loext:padding="0cm" loext:border="none"/>
    </style:style>
    <style:style style:name="P105" style:family="paragraph" style:parent-style-name="Heading_20_3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b426e" officeooo:paragraph-rsid="006b426e" fo:background-color="transparent" style:font-size-asian="9.5pt" style:font-size-complex="9.5pt" loext:padding="0cm" loext:border="none"/>
    </style:style>
    <style:style style:name="P106" style:family="paragraph" style:parent-style-name="Heading_20_3">
      <style:paragraph-properties fo:margin-top="0cm" fo:margin-bottom="0cm" style:contextual-spacing="false" fo:line-height="137%" fo:orphans="2" fo:widows="2" fo:break-before="page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b426e" officeooo:paragraph-rsid="006b426e" fo:background-color="transparent" style:font-size-asian="9.5pt" style:font-size-complex="9.5pt" loext:padding="0cm" loext:border="none"/>
    </style:style>
    <style:style style:name="P107" style:family="paragraph" style:parent-style-name="Text_20_body" style:list-style-name="L24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b426e" officeooo:paragraph-rsid="006b426e" fo:background-color="transparent" style:font-size-asian="9.5pt" style:font-size-complex="9.5pt" loext:padding="0cm" loext:border="none"/>
    </style:style>
    <style:style style:name="P108" style:family="paragraph" style:parent-style-name="Text_20_body" style:list-style-name="L24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cf6b8" officeooo:paragraph-rsid="006cf6b8" fo:background-color="transparent" style:font-size-asian="9.5pt" style:font-size-complex="9.5pt" loext:padding="0cm" loext:border="none"/>
    </style:style>
    <style:style style:name="P109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style:text-underline-style="none" fo:font-weight="normal" officeooo:rsid="006cf6b8" officeooo:paragraph-rsid="006cf6b8" fo:background-color="transparent" style:font-size-asian="9.5pt" style:font-size-complex="9.5pt" loext:padding="0cm" loext:border="none"/>
    </style:style>
    <style:style style:name="P110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style:text-underline-style="none" fo:font-weight="normal" officeooo:rsid="006f2237" officeooo:paragraph-rsid="006f2237" fo:background-color="transparent" style:font-size-asian="9.5pt" style:font-size-complex="9.5pt" loext:padding="0cm" loext:border="none"/>
    </style:style>
    <style:style style:name="P111" style:family="paragraph" style:parent-style-name="Text_20_body" style:list-style-name="L25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f2237" officeooo:paragraph-rsid="006f2237" fo:background-color="transparent" style:font-size-asian="9.5pt" style:font-size-complex="9.5pt" loext:padding="0cm" loext:border="none"/>
    </style:style>
    <style:style style:name="P112" style:family="paragraph" style:parent-style-name="Text_20_body" style:list-style-name="L26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style:text-underline-style="none" fo:font-weight="normal" officeooo:rsid="006f2237" officeooo:paragraph-rsid="006f2237" fo:background-color="transparent" style:font-size-asian="9.5pt" style:font-size-complex="9.5pt" loext:padding="0cm" loext:border="none"/>
    </style:style>
    <style:style style:name="P113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style:text-underline-style="none" fo:font-weight="normal" officeooo:rsid="006f6558" officeooo:paragraph-rsid="006f6558" fo:background-color="transparent" style:font-size-asian="9.5pt" style:font-size-complex="9.5pt" loext:padding="0cm" loext:border="none"/>
    </style:style>
    <style:style style:name="P114" style:family="paragraph" style:parent-style-name="Text_20_body" style:list-style-name="L27">
      <style:paragraph-properties fo:margin-top="0cm" fo:margin-bottom="0cm" style:contextual-spacing="false" fo:line-height="137%" fo:orphans="2" fo:widows="2" fo:padding="0cm" fo:border="none"/>
      <style:text-properties officeooo:paragraph-rsid="006f6558"/>
    </style:style>
    <style:style style:name="P11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6f6558"/>
    </style:style>
    <style:style style:name="P116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739012"/>
    </style:style>
    <style:style style:name="P117" style:family="paragraph" style:parent-style-name="Text_20_body" style:list-style-name="L28">
      <style:paragraph-properties fo:margin-top="0cm" fo:margin-bottom="0cm" style:contextual-spacing="false" fo:line-height="137%" fo:orphans="2" fo:widows="2" fo:padding="0cm" fo:border="none"/>
      <style:text-properties officeooo:paragraph-rsid="00739012"/>
    </style:style>
    <style:style style:name="P118" style:family="paragraph" style:parent-style-name="Text_20_body" style:list-style-name="L29">
      <style:paragraph-properties fo:margin-top="0cm" fo:margin-bottom="0cm" style:contextual-spacing="false" fo:line-height="137%" fo:orphans="2" fo:widows="2" fo:padding="0cm" fo:border="none"/>
      <style:text-properties officeooo:paragraph-rsid="00739012"/>
    </style:style>
    <style:style style:name="P119" style:family="paragraph" style:parent-style-name="Text_20_body" style:list-style-name="L30">
      <style:paragraph-properties fo:margin-top="0cm" fo:margin-bottom="0cm" style:contextual-spacing="false" fo:line-height="137%" fo:orphans="2" fo:widows="2" fo:padding="0cm" fo:border="none"/>
      <style:text-properties officeooo:paragraph-rsid="00739012"/>
    </style:style>
    <style:style style:name="P120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75df69"/>
    </style:style>
    <style:style style:name="P121" style:family="paragraph" style:parent-style-name="Text_20_body" style:list-style-name="L31">
      <style:paragraph-properties fo:margin-top="0cm" fo:margin-bottom="0cm" style:contextual-spacing="false" fo:line-height="137%" fo:orphans="2" fo:widows="2" fo:padding="0cm" fo:border="none"/>
      <style:text-properties officeooo:paragraph-rsid="0075df69"/>
    </style:style>
    <style:style style:name="P122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77c48c"/>
    </style:style>
    <style:style style:name="P123" style:family="paragraph" style:parent-style-name="Text_20_body" style:list-style-name="L32">
      <style:paragraph-properties fo:margin-top="0cm" fo:margin-bottom="0cm" style:contextual-spacing="false" fo:line-height="137%" fo:orphans="2" fo:widows="2" fo:padding="0cm" fo:border="none"/>
      <style:text-properties officeooo:paragraph-rsid="0077c48c"/>
    </style:style>
    <style:style style:name="P124" style:family="paragraph" style:parent-style-name="Text_20_body" style:list-style-name="L33">
      <style:paragraph-properties fo:margin-top="0cm" fo:margin-bottom="0cm" style:contextual-spacing="false" fo:line-height="137%" fo:orphans="2" fo:widows="2" fo:padding="0cm" fo:border="none"/>
      <style:text-properties officeooo:paragraph-rsid="0077c48c"/>
    </style:style>
    <style:style style:name="P125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officeooo:paragraph-rsid="00792539"/>
    </style:style>
    <style:style style:name="P126" style:family="paragraph" style:parent-style-name="Text_20_body" style:list-style-name="L34">
      <style:paragraph-properties fo:margin-top="0cm" fo:margin-bottom="0cm" style:contextual-spacing="false" fo:line-height="137%" fo:orphans="2" fo:widows="2" fo:padding="0cm" fo:border="none"/>
      <style:text-properties officeooo:paragraph-rsid="00792539"/>
    </style:style>
    <style:style style:name="P127" style:family="paragraph" style:parent-style-name="Text_20_body" style:list-style-name="L34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9.5pt" fo:language="en" fo:country="US" officeooo:rsid="00792539" style:font-size-asian="8.30000019073486pt" style:font-size-complex="9.5pt"/>
    </style:style>
    <style:style style:name="P128" style:family="paragraph" style:parent-style-name="Text_20_body" style:list-style-name="L34">
      <style:paragraph-properties fo:margin-top="0cm" fo:margin-bottom="0cm" style:contextual-spacing="false" fo:line-height="137%" fo:orphans="2" fo:widows="2" fo:padding="0cm" fo:border="none"/>
    </style:style>
    <style:style style:name="P129" style:family="paragraph" style:parent-style-name="Text_20_body">
      <style:paragraph-properties fo:margin-top="0cm" fo:margin-bottom="0cm" style:contextual-spacing="false" fo:line-height="137%" fo:orphans="2" fo:widows="2" fo:padding="0cm" fo:border="none"/>
    </style:style>
    <style:style style:name="P130" style:family="paragraph" style:parent-style-name="Text_20_body" style:list-style-name="L35">
      <style:paragraph-properties fo:margin-top="0cm" fo:margin-bottom="0cm" style:contextual-spacing="false" fo:line-height="137%" fo:orphans="2" fo:widows="2" fo:padding="0cm" fo:border="none"/>
    </style:style>
    <style:style style:name="P131" style:family="paragraph" style:parent-style-name="Text_20_body" style:list-style-name="L35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9.5pt" fo:language="en" fo:country="US" officeooo:rsid="00792539" style:font-size-asian="9.5pt" style:font-size-complex="9.5pt"/>
    </style:style>
    <style:style style:name="P132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792539" style:font-size-asian="9.5pt" style:font-size-complex="9.5pt" loext:padding="0cm" loext:border="none"/>
    </style:style>
    <style:style style:name="P133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aca07" style:font-size-asian="9.5pt" style:font-size-complex="9.5pt" loext:padding="0cm" loext:border="none"/>
    </style:style>
    <style:style style:name="P134" style:family="paragraph" style:parent-style-name="Text_20_body" style:list-style-name="L36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aca07" style:font-size-asian="9.5pt" style:font-size-complex="9.5pt" loext:padding="0cm" loext:border="none"/>
    </style:style>
    <style:style style:name="P135" style:family="paragraph" style:parent-style-name="Text_20_body" style:list-style-name="L36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7aca07" style:font-size-asian="9.5pt" style:font-size-complex="9.5pt" loext:padding="0cm" loext:border="none"/>
    </style:style>
    <style:style style:name="P136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7aca07" style:font-size-asian="9.5pt" style:font-size-complex="9.5pt" loext:padding="0cm" loext:border="none"/>
    </style:style>
    <style:style style:name="P137" style:family="paragraph" style:parent-style-name="Text_20_body" style:list-style-name="L37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7aca07" style:font-size-asian="9.5pt" style:font-size-complex="9.5pt" loext:padding="0cm" loext:border="none"/>
    </style:style>
    <style:style style:name="P138" style:family="paragraph" style:parent-style-name="Text_20_body" style:list-style-name="L37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fo:font-size="9.5pt" officeooo:rsid="007aca07" style:font-size-asian="9.5pt" style:font-size-complex="9.5pt"/>
    </style:style>
    <style:style style:name="P139" style:family="paragraph" style:parent-style-name="Text_20_body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9.5pt" fo:letter-spacing="normal" fo:font-style="normal" fo:font-weight="normal" officeooo:rsid="007b5fe0" officeooo:paragraph-rsid="007b5fe0" style:font-size-asian="9.5pt" style:font-size-complex="9.5pt" loext:padding="0cm" loext:border="none"/>
    </style:style>
    <style:style style:name="P140" style:family="paragraph" style:parent-style-name="Text_20_body" style:list-style-name="L38">
      <style:paragraph-properties fo:margin-top="0cm" fo:margin-bottom="0cm" style:contextual-spacing="false" fo:line-height="137%" fo:orphans="2" fo:widows="2" fo:padding="0cm" fo:border="none"/>
      <style:text-properties fo:font-variant="normal" fo:text-transform="none" fo:color="#f7f8fc" loext:opacity="100%" style:font-name="system-ui" fo:font-size="12pt" fo:letter-spacing="normal" fo:font-style="normal" fo:font-weight="normal" officeooo:rsid="007b5fe0" officeooo:paragraph-rsid="007b5fe0" style:font-size-asian="9.5pt" style:font-size-complex="9.5pt" loext:padding="0cm" loext:border="none"/>
    </style:style>
    <style:style style:name="P141" style:family="paragraph" style:parent-style-name="Text_20_body" style:list-style-name="L38">
      <style:paragraph-properties fo:margin-top="0cm" fo:margin-bottom="0cm" style:contextual-spacing="false" fo:line-height="137%" fo:orphans="2" fo:widows="2" fo:padding="0cm" fo:border="none"/>
      <style:text-properties fo:color="#f7f8fc" loext:opacity="100%" style:font-name="system-ui" officeooo:rsid="007b5fe0" style:font-size-asian="9.5pt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67b8"/>
    </style:style>
    <style:style style:name="T3" style:family="text">
      <style:text-properties officeooo:rsid="002367b8"/>
    </style:style>
    <style:style style:name="T4" style:family="text">
      <style:text-properties fo:font-variant="normal" fo:text-transform="none" fo:color="#f7f8fc" loext:opacity="100%" style:font-name="system-ui" fo:letter-spacing="normal" fo:font-style="normal" fo:font-weight="normal" officeooo:rsid="00231a6c" fo:background-color="transparent" loext:char-shading-value="0" loext:padding="0cm" loext:border="none"/>
    </style:style>
    <style:style style:name="T5" style:family="text">
      <style:text-properties fo:font-variant="normal" fo:text-transform="none" fo:color="#f7f8fc" loext:opacity="100%" style:font-name="system-ui" fo:letter-spacing="normal" fo:font-style="normal" fo:font-weight="normal" officeooo:rsid="00273f97" fo:background-color="transparent" loext:char-shading-value="0" loext:padding="0cm" loext:border="none"/>
    </style:style>
    <style:style style:name="T6" style:family="text">
      <style:text-properties fo:font-variant="normal" fo:text-transform="none" fo:color="#f7f8fc" loext:opacity="100%" style:font-name="system-ui" fo:letter-spacing="normal" fo:language="ru" fo:country="RU" fo:font-style="normal" fo:font-weight="normal" officeooo:rsid="00273f97" fo:background-color="transparent" loext:char-shading-value="0" loext:padding="0cm" loext:border="none"/>
    </style:style>
    <style:style style:name="T7" style:family="text">
      <style:text-properties fo:color="#ffffff" loext:opacity="100%" style:font-name="Cascadia Mono" fo:background-color="transparent" loext:char-shading-value="0"/>
    </style:style>
    <style:style style:name="T8" style:family="text">
      <style:text-properties fo:color="#ffffff" loext:opacity="100%" style:font-name="Cascadia Mono" fo:language="ru" fo:country="RU" officeooo:rsid="0028b332" fo:background-color="transparent" loext:char-shading-value="0"/>
    </style:style>
    <style:style style:name="T9" style:family="text">
      <style:text-properties fo:font-variant="normal" fo:text-transform="none" fo:color="#f7f8fc" loext:opacity="100%" style:font-name="system-ui" fo:font-size="9.5pt" fo:letter-spacing="normal" fo:font-style="normal" fo:font-weight="bold" fo:background-color="transparent" loext:char-shading-value="0" style:font-size-asian="9.5pt" style:font-size-complex="9.5pt" loext:padding="0cm" loext:border="none"/>
    </style:style>
    <style:style style:name="T10" style:family="text">
      <style:text-properties fo:font-variant="normal" fo:text-transform="none" fo:color="#f7f8fc" loext:opacity="100%" style:font-name="system-ui" fo:font-size="9.5pt" fo:letter-spacing="normal" fo:font-style="normal" fo:font-weight="normal" fo:background-color="transparent" loext:char-shading-value="0" style:font-size-asian="9.5pt" style:font-size-complex="9.5pt" loext:padding="0cm" loext:border="none"/>
    </style:style>
    <style:style style:name="T11" style:family="text">
      <style:text-properties officeooo:rsid="002f6dfb"/>
    </style:style>
    <style:style style:name="T12" style:family="text">
      <style:text-properties fo:color="#8583f6" loext:opacity="100%"/>
    </style:style>
    <style:style style:name="T13" style:family="text">
      <style:text-properties fo:font-variant="normal" fo:text-transform="none" fo:font-size="9.5pt" fo:letter-spacing="normal" fo:font-style="normal" fo:font-weight="normal" style:font-size-asian="9.5pt" style:font-size-complex="9.5pt" loext:padding="0cm" loext:border="none"/>
    </style:style>
    <style:style style:name="T14" style:family="text">
      <style:text-properties fo:font-variant="normal" fo:text-transform="none" fo:font-size="9.5pt" fo:letter-spacing="normal" fo:font-style="normal" fo:font-weight="bold" style:font-size-asian="9.5pt" style:font-size-complex="9.5pt" loext:padding="0cm" loext:border="none"/>
    </style:style>
    <style:style style:name="T15" style:family="text">
      <style:text-properties fo:font-variant="normal" fo:text-transform="none" fo:color="#8583f6" loext:opacity="100%" style:font-name="ui-monospace" fo:font-size="9.5pt" fo:letter-spacing="normal" fo:font-style="normal" fo:font-weight="normal" style:font-size-asian="9.5pt" style:font-size-complex="9.5pt" loext:padding="0cm" loext:border="none"/>
    </style:style>
    <style:style style:name="T16" style:family="text">
      <style:text-properties fo:font-variant="normal" fo:text-transform="none" fo:color="#ffffff" loext:opacity="100%" style:font-name="ui-monospace" fo:font-size="9.5pt" fo:letter-spacing="normal" fo:font-style="normal" fo:font-weight="normal" officeooo:rsid="002f6dfb" style:font-size-asian="9.5pt" style:font-size-complex="9.5pt" loext:padding="0cm" loext:border="none"/>
    </style:style>
    <style:style style:name="T17" style:family="text">
      <style:text-properties fo:font-variant="normal" fo:text-transform="none" fo:color="#f7f8fc" loext:opacity="100%" style:font-name="system-ui" fo:font-size="9.5pt" fo:letter-spacing="normal" fo:font-style="normal" fo:font-weight="bold" officeooo:rsid="002f6dfb" style:font-size-asian="9.5pt" style:font-size-complex="9.5pt" loext:padding="0cm" loext:border="none"/>
    </style:style>
    <style:style style:name="T18" style:family="text">
      <style:text-properties fo:font-variant="normal" fo:text-transform="none" fo:color="#8583f6" loext:opacity="100%" style:font-name="ui-monospace" fo:font-size="9.5pt" fo:letter-spacing="normal" fo:font-style="normal" fo:font-weight="normal" officeooo:rsid="002f6dfb" style:font-size-asian="9.5pt" style:font-size-complex="9.5pt" loext:padding="0cm" loext:border="none"/>
    </style:style>
    <style:style style:name="T19" style:family="text">
      <style:text-properties fo:font-variant="normal" fo:text-transform="none" fo:color="#f7f8fc" loext:opacity="100%" style:font-name="system-ui" fo:font-size="9.5pt" fo:letter-spacing="normal" fo:font-style="normal" fo:font-weight="normal" officeooo:rsid="002f6dfb" style:font-size-asian="9.5pt" style:font-size-complex="9.5pt" loext:padding="0cm" loext:border="none"/>
    </style:style>
    <style:style style:name="T20" style:family="text">
      <style:text-properties fo:font-variant="normal" fo:text-transform="none" fo:color="#f7f8fc" loext:opacity="100%" style:font-name="system-ui" fo:font-size="9.5pt" fo:letter-spacing="normal" fo:font-style="normal" fo:font-weight="normal" style:font-size-asian="9.5pt" style:font-size-complex="9.5pt" loext:padding="0cm" loext:border="none"/>
    </style:style>
    <style:style style:name="T21" style:family="text">
      <style:text-properties fo:font-variant="normal" fo:text-transform="none" fo:color="#f7f8fc" loext:opacity="100%" style:font-name="system-ui" fo:font-size="9.5pt" fo:letter-spacing="normal" fo:font-style="normal" fo:font-weight="bold" style:font-size-asian="9.5pt" style:font-size-complex="9.5pt" loext:padding="0cm" loext:border="none"/>
    </style:style>
    <style:style style:name="T22" style:family="text">
      <style:text-properties fo:font-variant="normal" fo:text-transform="none" fo:color="#f7f8fc" loext:opacity="100%" style:font-name="system-ui" fo:letter-spacing="normal" fo:font-style="normal" fo:font-weight="normal" officeooo:rsid="002f6dfb" loext:padding="0cm" loext:border="none"/>
    </style:style>
    <style:style style:name="T23" style:family="text">
      <style:text-properties fo:font-variant="normal" fo:text-transform="none" fo:color="#f7f8fc" loext:opacity="100%" style:font-name="system-ui" fo:letter-spacing="normal" fo:font-style="normal" fo:font-weight="normal" officeooo:rsid="0031b415" loext:padding="0cm" loext:border="none"/>
    </style:style>
    <style:style style:name="T24" style:family="text">
      <style:text-properties fo:font-variant="normal" fo:text-transform="none" fo:font-size="9.5pt" fo:letter-spacing="normal" fo:font-style="normal" style:font-size-asian="9.5pt" style:font-size-complex="9.5pt" loext:padding="0cm" loext:border="none"/>
    </style:style>
    <style:style style:name="T25" style:family="text">
      <style:text-properties fo:font-variant="normal" fo:text-transform="none" fo:font-size="9.5pt" fo:font-style="normal" fo:font-weight="bold" style:font-size-asian="9.5pt" style:font-size-complex="9.5pt" loext:padding="0cm" loext:border="none"/>
    </style:style>
    <style:style style:name="T26" style:family="text">
      <style:text-properties fo:font-variant="normal" fo:text-transform="none" fo:color="#8583f6" loext:opacity="100%" fo:font-size="9.5pt" fo:font-style="normal" fo:font-weight="bold" style:font-size-asian="9.5pt" style:font-size-complex="9.5pt" loext:padding="0cm" loext:border="none"/>
    </style:style>
    <style:style style:name="T27" style:family="text">
      <style:text-properties fo:font-variant="normal" fo:text-transform="none" fo:color="#f7f8fc" loext:opacity="100%" fo:font-size="9.5pt" fo:letter-spacing="normal" fo:font-style="normal" fo:font-weight="bold" style:font-size-asian="9.5pt" style:font-size-complex="9.5pt" loext:padding="0cm" loext:border="none"/>
    </style:style>
    <style:style style:name="T28" style:family="text">
      <style:text-properties fo:font-variant="normal" fo:text-transform="none" fo:color="#f7f8fc" loext:opacity="100%" fo:font-size="9.5pt" fo:letter-spacing="normal" fo:font-style="normal" fo:font-weight="normal" style:font-size-asian="9.5pt" style:font-size-complex="9.5pt" loext:padding="0cm" loext:border="none"/>
    </style:style>
    <style:style style:name="T29" style:family="text">
      <style:text-properties fo:font-variant="normal" fo:text-transform="none" fo:color="#ffffff" loext:opacity="100%" style:font-name="system-ui" fo:font-size="9.5pt" fo:letter-spacing="normal" fo:font-style="normal" fo:font-weight="bold" officeooo:rsid="0033b0d5" style:font-size-asian="9.5pt" style:font-size-complex="9.5pt" loext:padding="0cm" loext:border="none"/>
    </style:style>
    <style:style style:name="T30" style:family="text">
      <style:text-properties fo:font-variant="normal" fo:text-transform="none" fo:color="#f7f8fc" loext:opacity="100%" style:font-name="system-ui" fo:font-size="9.5pt" fo:letter-spacing="normal" fo:font-style="normal" fo:font-weight="bold" officeooo:rsid="0033b0d5" style:font-size-asian="9.5pt" style:font-size-complex="9.5pt" loext:padding="0cm" loext:border="none"/>
    </style:style>
    <style:style style:name="T31" style:family="text">
      <style:text-properties fo:font-variant="normal" fo:text-transform="none" fo:font-size="9.5pt" fo:letter-spacing="normal" fo:font-style="normal" fo:font-weight="bold" officeooo:rsid="0033b0d5" style:font-size-asian="9.5pt" style:font-size-complex="9.5pt" loext:padding="0cm" loext:border="none"/>
    </style:style>
    <style:style style:name="T32" style:family="text">
      <style:text-properties fo:font-variant="normal" fo:text-transform="none" fo:color="#f7f8fc" loext:opacity="100%" fo:font-size="9.5pt" fo:letter-spacing="normal" fo:font-style="normal" fo:font-weight="normal" officeooo:rsid="0033b0d5" style:font-size-asian="9.5pt" style:font-size-complex="9.5pt" loext:padding="0cm" loext:border="none"/>
    </style:style>
    <style:style style:name="T33" style:family="text">
      <style:text-properties fo:font-variant="normal" fo:text-transform="none" fo:color="#f7f8fc" loext:opacity="100%" fo:font-size="9.5pt" fo:letter-spacing="normal" fo:font-style="normal" fo:font-weight="bold" officeooo:rsid="0033b0d5" style:font-size-asian="9.5pt" style:font-size-complex="9.5pt" loext:padding="0cm" loext:border="none"/>
    </style:style>
    <style:style style:name="T34" style:family="text">
      <style:text-properties fo:font-variant="normal" fo:text-transform="none" fo:color="#8583f6" loext:opacity="100%" fo:font-size="9.5pt" fo:letter-spacing="normal" fo:language="en" fo:country="US" fo:font-style="normal" fo:font-weight="normal" officeooo:rsid="0034b377" style:font-size-asian="9.5pt" style:font-size-complex="9.5pt" loext:padding="0cm" loext:border="none"/>
    </style:style>
    <style:style style:name="T35" style:family="text">
      <style:text-properties fo:font-variant="normal" fo:text-transform="none" fo:color="#8583f6" loext:opacity="100%" style:font-name="ui-monospace" fo:font-size="9.5pt" fo:letter-spacing="normal" fo:font-style="normal" fo:font-weight="normal" officeooo:rsid="0033b0d5" style:font-size-asian="9.5pt" style:font-size-complex="9.5pt" loext:padding="0cm" loext:border="none"/>
    </style:style>
    <style:style style:name="T36" style:family="text">
      <style:text-properties fo:font-size="9.5pt" style:font-size-asian="9.5pt" style:font-size-complex="9.5pt"/>
    </style:style>
    <style:style style:name="T37" style:family="text">
      <style:text-properties fo:font-size="9.5pt" fo:font-weight="bold" style:font-size-asian="9.5pt" style:font-size-complex="9.5pt"/>
    </style:style>
    <style:style style:name="T38" style:family="text">
      <style:text-properties fo:font-size="9.5pt" fo:font-weight="normal" style:font-size-asian="9.5pt" style:font-size-complex="9.5pt"/>
    </style:style>
    <style:style style:name="T39" style:family="text">
      <style:text-properties fo:color="#81d41a" loext:opacity="100%" fo:font-size="9.5pt" fo:font-weight="bold" style:font-size-asian="9.5pt" style:font-size-complex="9.5pt"/>
    </style:style>
    <style:style style:name="T40" style:family="text">
      <style:text-properties officeooo:rsid="003dfce6"/>
    </style:style>
    <style:style style:name="T41" style:family="text">
      <style:text-properties fo:font-variant="normal" fo:text-transform="none" fo:color="#f7f8fc" loext:opacity="100%" style:font-name="system-ui" fo:font-size="9.5pt" fo:letter-spacing="normal" fo:font-style="normal" fo:font-weight="bold" fo:background-color="transparent" loext:char-shading-value="0" style:font-size-asian="9.5pt" style:font-size-complex="9.5pt" loext:padding="0cm" loext:border="none"/>
    </style:style>
    <style:style style:name="T42" style:family="text">
      <style:text-properties fo:font-variant="normal" fo:text-transform="none" fo:color="#f7f8fc" loext:opacity="100%" style:font-name="system-ui" fo:font-size="9.5pt" fo:letter-spacing="normal" fo:font-style="normal" fo:font-weight="normal" fo:background-color="transparent" loext:char-shading-value="0" style:font-size-asian="9.5pt" style:font-size-complex="9.5pt" loext:padding="0cm" loext:border="none"/>
    </style:style>
    <style:style style:name="T43" style:family="text">
      <style:text-properties fo:font-variant="normal" fo:text-transform="none" fo:color="#8583f6" loext:opacity="100%" style:font-name="ui-monospace" fo:font-size="9.5pt" fo:letter-spacing="normal" fo:font-style="normal" fo:font-weight="normal" fo:background-color="transparent" loext:char-shading-value="0" style:font-size-asian="9.5pt" style:font-size-complex="9.5pt" loext:padding="0cm" loext:border="none"/>
    </style:style>
    <style:style style:name="T44" style:family="text">
      <style:text-properties officeooo:rsid="0048f12a"/>
    </style:style>
    <style:style style:name="T45" style:family="text">
      <style:text-properties fo:color="#000000" loext:opacity="100%" style:font-name="Cascadia Mono" fo:font-size="9.5pt" style:font-size-asian="9.5pt" fo:background-color="#ffffff"/>
    </style:style>
    <style:style style:name="T46" style:family="text">
      <style:text-properties style:font-name="Cascadia Mono"/>
    </style:style>
    <style:style style:name="T47" style:family="text">
      <style:text-properties fo:color="#0000ff" loext:opacity="100%" style:font-name="Cascadia Mono" fo:font-size="9.5pt" style:font-size-asian="9.5pt" fo:background-color="#ffffff"/>
    </style:style>
    <style:style style:name="T48" style:family="text">
      <style:text-properties fo:font-variant="normal" fo:text-transform="none" fo:color="#ffffff" loext:opacity="100%" style:font-name="Cascadia Mono" fo:font-size="9.5pt" fo:letter-spacing="normal" fo:font-style="normal" fo:font-weight="normal" officeooo:rsid="004d3472" fo:background-color="transparent" loext:char-shading-value="0" style:font-size-asian="9.5pt" style:font-size-complex="9.5pt" loext:padding="0cm" loext:border="none"/>
    </style:style>
    <style:style style:name="T49" style:family="text">
      <style:text-properties fo:font-variant="normal" fo:text-transform="none" fo:color="#ffffff" loext:opacity="100%" style:font-name="system-ui" fo:font-size="9.5pt" fo:letter-spacing="normal" fo:font-style="normal" fo:font-weight="normal" style:font-size-asian="9.5pt" style:font-size-complex="9.5pt" loext:padding="0cm" loext:border="none"/>
    </style:style>
    <style:style style:name="T50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d3472" style:font-size-asian="9.5pt" style:font-size-complex="9.5pt" loext:padding="0cm" loext:border="none"/>
    </style:style>
    <style:style style:name="T51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4d3472" style:font-size-asian="9.5pt" style:font-size-complex="9.5pt" loext:padding="0cm" loext:border="none"/>
    </style:style>
    <style:style style:name="T52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d3472" fo:background-color="#ff0000" loext:char-shading-value="0" style:font-size-asian="9.5pt" style:font-size-complex="9.5pt" loext:padding="0cm" loext:border="none"/>
    </style:style>
    <style:style style:name="T53" style:family="text">
      <style:text-properties fo:font-variant="normal" fo:text-transform="none" fo:color="#81d41a" loext:opacity="100%" style:font-name="system-ui" fo:font-size="9.5pt" fo:letter-spacing="normal" fo:language="ru" fo:country="RU" fo:font-style="normal" fo:font-weight="normal" officeooo:rsid="004d3472" style:font-size-asian="9.5pt" style:font-size-complex="9.5pt" loext:padding="0cm" loext:border="none"/>
    </style:style>
    <style:style style:name="T54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db9bb" style:font-size-asian="9.5pt" style:font-size-complex="9.5pt" loext:padding="0cm" loext:border="none"/>
    </style:style>
    <style:style style:name="T55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4db9bb" style:font-size-asian="9.5pt" style:font-size-complex="9.5pt" loext:padding="0cm" loext:border="none"/>
    </style:style>
    <style:style style:name="T56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ef751" style:font-size-asian="9.5pt" style:font-size-complex="9.5pt" loext:padding="0cm" loext:border="none"/>
    </style:style>
    <style:style style:name="T57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4ef751" style:font-size-asian="9.5pt" style:font-size-complex="9.5pt" loext:padding="0cm" loext:border="none"/>
    </style:style>
    <style:style style:name="T58" style:family="text">
      <style:text-properties fo:font-variant="normal" fo:text-transform="none" fo:color="#c678dd" loext:opacity="100%" fo:font-family="Consolas, 'Courier New', monospace" fo:font-size="9.5pt" fo:letter-spacing="normal" fo:language="ru" fo:country="RU" fo:font-style="normal" fo:font-weight="normal" officeooo:rsid="004ef751" fo:background-color="#2b2b31" loext:char-shading-value="0" style:font-size-asian="9.5pt" style:font-size-complex="9.5pt" loext:padding="0cm" loext:border="none"/>
    </style:style>
    <style:style style:name="T59" style:family="text">
      <style:text-properties fo:font-variant="normal" fo:text-transform="none" fo:color="#abb2bf" loext:opacity="100%" fo:font-family="Consolas, 'Courier New', monospace" fo:font-size="9.5pt" fo:letter-spacing="normal" fo:language="ru" fo:country="RU" fo:font-style="normal" fo:font-weight="normal" officeooo:rsid="004ef751" fo:background-color="#2b2b31" loext:char-shading-value="0" style:font-size-asian="9.5pt" style:font-size-complex="9.5pt" loext:padding="0cm" loext:border="none"/>
    </style:style>
    <style:style style:name="T60" style:family="text">
      <style:text-properties fo:font-variant="normal" fo:text-transform="none" fo:color="#98c379" loext:opacity="100%" fo:font-family="Consolas, 'Courier New', monospace" fo:font-size="9.5pt" fo:letter-spacing="normal" fo:language="ru" fo:country="RU" fo:font-style="normal" fo:font-weight="normal" officeooo:rsid="004ef751" fo:background-color="#2b2b31" loext:char-shading-value="0" style:font-size-asian="9.5pt" style:font-size-complex="9.5pt" loext:padding="0cm" loext:border="none"/>
    </style:style>
    <style:style style:name="T61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ef751" fo:background-color="#2b2b31" loext:char-shading-value="0" style:font-size-asian="9.5pt" style:font-size-complex="9.5pt" loext:padding="0cm" loext:border="none"/>
    </style:style>
    <style:style style:name="T62" style:family="text">
      <style:text-properties fo:font-variant="normal" fo:text-transform="none" fo:color="#ffffff" loext:opacity="100%" style:font-name="system-ui" fo:font-size="9.5pt" fo:letter-spacing="normal" fo:language="ru" fo:country="RU" fo:font-style="normal" fo:font-weight="normal" officeooo:rsid="004ef751" fo:background-color="transparent" loext:char-shading-value="0" style:font-size-asian="9.5pt" style:font-size-complex="9.5pt" loext:padding="0cm" loext:border="none"/>
    </style:style>
    <style:style style:name="T63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4ef751" fo:background-color="transparent" loext:char-shading-value="0" style:font-size-asian="9.5pt" style:font-size-complex="9.5pt" loext:padding="0cm" loext:border="none"/>
    </style:style>
    <style:style style:name="T64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50f5a4" fo:background-color="#ff0000" loext:char-shading-value="0" style:font-size-asian="9.5pt" style:font-size-complex="9.5pt" loext:padding="0cm" loext:border="none"/>
    </style:style>
    <style:style style:name="T65" style:family="text">
      <style:text-properties fo:font-variant="normal" fo:text-transform="none" fo:color="#81d41a" loext:opacity="100%" style:font-name="system-ui" fo:font-size="9.5pt" fo:letter-spacing="normal" fo:language="en" fo:country="US" fo:font-style="normal" fo:font-weight="normal" officeooo:rsid="0050f5a4" fo:background-color="transparent" loext:char-shading-value="0" style:font-size-asian="9.5pt" style:font-size-complex="9.5pt" loext:padding="0cm" loext:border="none"/>
    </style:style>
    <style:style style:name="T66" style:family="text">
      <style:text-properties fo:font-variant="normal" fo:text-transform="none" fo:color="#ffffff" loext:opacity="100%" style:font-name="system-ui" fo:font-size="9.5pt" fo:letter-spacing="normal" fo:language="en" fo:country="US" fo:font-style="normal" fo:font-weight="normal" officeooo:rsid="0050f5a4" fo:background-color="transparent" loext:char-shading-value="0" style:font-size-asian="9.5pt" style:font-size-complex="9.5pt" loext:padding="0cm" loext:border="none"/>
    </style:style>
    <style:style style:name="T67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50f5a4" fo:background-color="transparent" loext:char-shading-value="0" style:font-size-asian="9.5pt" style:font-size-complex="9.5pt" loext:padding="0cm" loext:border="none"/>
    </style:style>
    <style:style style:name="T68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bold" officeooo:rsid="0050f5a4" fo:background-color="transparent" loext:char-shading-value="0" style:font-size-asian="9.5pt" style:font-size-complex="9.5pt" loext:padding="0cm" loext:border="none"/>
    </style:style>
    <style:style style:name="T69" style:family="text">
      <style:text-properties fo:font-variant="normal" fo:text-transform="none" fo:color="#f7f8fc" loext:opacity="100%" fo:letter-spacing="normal" fo:font-style="normal" fo:font-weight="normal" loext:padding="0cm" loext:border="none"/>
    </style:style>
    <style:style style:name="T70" style:family="text">
      <style:text-properties fo:font-variant="normal" fo:text-transform="none" fo:color="#8583f6" loext:opacity="100%" style:font-name="ui-monospace" fo:letter-spacing="normal" fo:font-style="normal" fo:font-weight="normal" loext:padding="0cm" loext:border="none"/>
    </style:style>
    <style:style style:name="T71" style:family="text">
      <style:text-properties fo:font-variant="normal" fo:text-transform="none" fo:color="#8583f6" loext:opacity="100%" style:font-name="ui-monospace" fo:font-size="9.5pt" fo:letter-spacing="normal" fo:language="en" fo:country="US" fo:font-style="normal" fo:font-weight="normal" officeooo:rsid="0050f5a4" fo:background-color="transparent" loext:char-shading-value="0" style:font-size-asian="9.5pt" style:font-size-complex="9.5pt" loext:padding="0cm" loext:border="none"/>
    </style:style>
    <style:style style:name="T72" style:family="text">
      <style:text-properties officeooo:rsid="00511d0a" fo:background-color="#ff0000" loext:char-shading-value="0"/>
    </style:style>
    <style:style style:name="T73" style:family="text">
      <style:text-properties fo:color="#81d41a" loext:opacity="100%"/>
    </style:style>
    <style:style style:name="T74" style:family="text">
      <style:text-properties fo:font-size="9.5pt" fo:language="en" fo:country="US" officeooo:rsid="00511d0a" style:font-size-asian="9.5pt" style:font-size-complex="9.5pt"/>
    </style:style>
    <style:style style:name="T75" style:family="text">
      <style:text-properties fo:color="#81d41a" loext:opacity="100%" fo:font-size="9.5pt" fo:language="en" fo:country="US" officeooo:rsid="00511d0a" style:font-size-asian="9.5pt" style:font-size-complex="9.5pt"/>
    </style:style>
    <style:style style:name="T76" style:family="text">
      <style:text-properties fo:font-variant="normal" fo:text-transform="none" fo:color="#f7f8fc" loext:opacity="100%" fo:font-size="9.5pt" fo:letter-spacing="normal" style:font-size-asian="9.5pt" style:font-size-complex="9.5pt" loext:padding="0cm" loext:border="none"/>
    </style:style>
    <style:style style:name="T77" style:family="text">
      <style:text-properties fo:font-variant="normal" fo:text-transform="none" fo:color="#8583f6" loext:opacity="100%" style:font-name="ui-monospace" fo:font-size="9.5pt" fo:font-style="normal" fo:font-weight="normal" style:font-size-asian="9.5pt" style:font-size-complex="9.5pt" loext:padding="0cm" loext:border="none"/>
    </style:style>
    <style:style style:name="T78" style:family="text">
      <style:text-properties fo:color="#8583f6" loext:opacity="100%" style:font-name="ui-monospace"/>
    </style:style>
    <style:style style:name="T79" style:family="text">
      <style:text-properties fo:color="#f7f8fc" loext:opacity="100%"/>
    </style:style>
    <style:style style:name="T80" style:family="text">
      <style:text-properties fo:color="#f7f8fc" loext:opacity="100%" fo:font-weight="bold"/>
    </style:style>
    <style:style style:name="T81" style:family="text">
      <style:text-properties fo:font-variant="normal" fo:text-transform="none" fo:color="#f7f8fc" loext:opacity="100%" fo:letter-spacing="normal" fo:font-style="normal" fo:font-weight="bold" loext:padding="0cm" loext:border="none"/>
    </style:style>
    <style:style style:name="T82" style:family="text">
      <style:text-properties fo:font-variant="normal" fo:text-transform="none" fo:color="#8583f6" loext:opacity="100%" style:font-name="ui-monospace" fo:letter-spacing="normal" fo:font-style="normal" fo:font-weight="bold" loext:padding="0cm" loext:border="none"/>
    </style:style>
    <style:style style:name="T83" style:family="text">
      <style:text-properties fo:font-variant="normal" fo:text-transform="none" fo:font-style="normal" fo:font-weight="normal" loext:padding="0cm" loext:border="none"/>
    </style:style>
    <style:style style:name="T84" style:family="text">
      <style:text-properties fo:font-variant="normal" fo:text-transform="none" style:font-name="ui-monospace" fo:letter-spacing="normal" fo:font-style="normal" fo:font-weight="normal" loext:padding="0cm" loext:border="none"/>
    </style:style>
    <style:style style:name="T85" style:family="text">
      <style:text-properties fo:font-variant="normal" fo:text-transform="none" fo:color="#f7f8fc" loext:opacity="100%" fo:letter-spacing="normal" loext:padding="0cm" loext:border="none"/>
    </style:style>
    <style:style style:name="T86" style:family="text">
      <style:text-properties fo:font-variant="normal" fo:text-transform="none" fo:color="#8583f6" loext:opacity="100%" style:font-name="ui-monospace" fo:font-style="normal" fo:font-weight="normal" loext:padding="0cm" loext:border="none"/>
    </style:style>
    <style:style style:name="T87" style:family="text">
      <style:text-properties fo:color="#2b91af" loext:opacity="100%" style:font-name="Cascadia Mono" fo:font-size="9.5pt" style:font-size-asian="9.5pt" fo:background-color="#ffffff"/>
    </style:style>
    <style:style style:name="T88" style:family="text">
      <style:text-properties fo:color="#0000ff" loext:opacity="100%" style:font-name="Cascadia Mono" fo:background-color="#ffffff"/>
    </style:style>
    <style:style style:name="T89" style:family="text">
      <style:text-properties fo:color="#000000" loext:opacity="100%" style:font-name="Cascadia Mono" fo:background-color="#ffffff"/>
    </style:style>
    <style:style style:name="T90" style:family="text">
      <style:text-properties fo:color="#2b91af" loext:opacity="100%" style:font-name="Cascadia Mono" fo:background-color="#ffffff"/>
    </style:style>
    <style:style style:name="T91" style:family="text">
      <style:text-properties fo:color="#a31515" loext:opacity="100%" style:font-name="Cascadia Mono" fo:background-color="#ffffff"/>
    </style:style>
    <style:style style:name="T92" style:family="text">
      <style:text-properties fo:language="ru" fo:country="RU" loext:char-shading-value="0" fo:background-color="#ffffff"/>
    </style:style>
    <style:style style:name="T93" style:family="text">
      <style:text-properties fo:color="#ffffff" loext:opacity="100%" fo:language="ru" fo:country="RU" fo:background-color="transparent" loext:char-shading-value="0"/>
    </style:style>
    <style:style style:name="T94" style:family="text">
      <style:text-properties fo:font-variant="normal" fo:text-transform="none" fo:color="#f7f8fc" loext:opacity="100%" style:font-name="system-ui" fo:letter-spacing="normal" fo:font-style="normal" fo:font-weight="bold" loext:padding="0cm" loext:border="none"/>
    </style:style>
    <style:style style:name="T95" style:family="text">
      <style:text-properties fo:font-variant="normal" fo:text-transform="none" fo:color="#f7f8fc" loext:opacity="100%" style:font-name="system-ui" fo:letter-spacing="normal" fo:font-style="normal" fo:font-weight="normal" loext:padding="0cm" loext:border="none"/>
    </style:style>
    <style:style style:name="T96" style:family="text">
      <style:text-properties fo:language="ru" fo:country="RU" fo:background-color="transparent" loext:char-shading-value="0"/>
    </style:style>
    <style:style style:name="T97" style:family="text">
      <style:text-properties fo:color="#ffffff" loext:opacity="100%" style:font-name="Cascadia Mono" fo:font-size="9.5pt" fo:language="en" fo:country="US" style:text-underline-style="none" officeooo:rsid="005e9285" fo:background-color="transparent" loext:char-shading-value="0" style:font-size-asian="9.5pt" style:font-size-complex="9.5pt"/>
    </style:style>
    <style:style style:name="T98" style:family="text"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5e9285" style:font-size-asian="9.5pt" style:font-size-complex="9.5pt" loext:padding="0cm" loext:border="none"/>
    </style:style>
    <style:style style:name="T99" style:family="text">
      <style:text-properties fo:font-variant="normal" fo:text-transform="none" fo:color="#f7f8fc" loext:opacity="100%" style:font-name="system-ui" fo:font-size="9.5pt" fo:letter-spacing="normal" fo:font-style="normal" fo:font-weight="normal" officeooo:rsid="005e9285" style:font-size-asian="9.5pt" style:font-size-complex="9.5pt" loext:padding="0cm" loext:border="none"/>
    </style:style>
    <style:style style:name="T100" style:family="text">
      <style:text-properties fo:font-variant="normal" fo:text-transform="none" fo:color="#8583f6" loext:opacity="100%" style:font-name="ui-monospace" fo:letter-spacing="normal" fo:font-style="normal" fo:font-weight="bold" loext:padding="0cm" loext:border="none"/>
    </style:style>
    <style:style style:name="T101" style:family="text">
      <style:text-properties fo:font-variant="normal" fo:text-transform="none" fo:color="#f7f8fc" loext:opacity="100%" style:font-name="system-ui" fo:letter-spacing="normal" fo:font-style="normal" fo:font-weight="normal" loext:padding="0cm" loext:border="none"/>
    </style:style>
    <style:style style:name="T102" style:family="text">
      <style:text-properties fo:font-variant="normal" fo:text-transform="none" fo:color="#f7f8fc" loext:opacity="100%" style:font-name="system-ui" fo:letter-spacing="normal" fo:font-style="normal" fo:font-weight="bold" loext:padding="0cm" loext:border="none"/>
    </style:style>
    <style:style style:name="T103" style:family="text">
      <style:text-properties fo:language="ru" fo:country="RU" officeooo:rsid="006f2237" fo:background-color="#ff0000" loext:char-shading-value="0"/>
    </style:style>
    <style:style style:name="T104" style:family="text">
      <style:text-properties fo:language="ru" fo:country="RU" officeooo:rsid="006cf6b8"/>
    </style:style>
    <style:style style:name="T105" style:family="text">
      <style:text-properties officeooo:rsid="006cf6b8"/>
    </style:style>
    <style:style style:name="T106" style:family="text">
      <style:text-properties fo:language="ru" fo:country="RU"/>
    </style:style>
    <style:style style:name="T107" style:family="text">
      <style:text-properties fo:background-color="#ff0000" loext:char-shading-value="0"/>
    </style:style>
    <style:style style:name="T108" style:family="text">
      <style:text-properties fo:font-variant="normal" fo:text-transform="none" fo:color="#f7f8fc" loext:opacity="100%" style:font-name="system-ui" fo:font-size="9.5pt" fo:letter-spacing="normal" fo:language="en" fo:country="US" fo:font-style="normal" style:text-underline-style="none" fo:font-weight="normal" officeooo:rsid="006f6558" fo:background-color="transparent" loext:char-shading-value="0" style:font-size-asian="9.5pt" style:font-size-complex="9.5pt" loext:padding="0cm" loext:border="none"/>
    </style:style>
    <style:style style:name="T109" style:family="text">
      <style:text-properties fo:font-variant="normal" fo:text-transform="none" fo:color="#f7f8fc" loext:opacity="100%" style:font-name="system-ui" fo:font-size="9.5pt" fo:letter-spacing="normal" fo:language="ru" fo:country="RU" fo:font-style="normal" style:text-underline-style="none" fo:font-weight="normal" officeooo:rsid="006f6558" fo:background-color="transparent" loext:char-shading-value="0" style:font-size-asian="9.5pt" style:font-size-complex="9.5pt" loext:padding="0cm" loext:border="none"/>
    </style:style>
    <style:style style:name="T110" style:family="text">
      <style:text-properties fo:font-variant="normal" fo:text-transform="none" fo:color="#caccd9" loext:opacity="100%" style:font-name="system-ui" fo:font-size="9.5pt" fo:letter-spacing="normal" fo:font-style="normal" fo:font-weight="normal" style:font-size-asian="9.5pt" style:font-size-complex="9.5pt" loext:padding="0cm" loext:border="none"/>
    </style:style>
    <style:style style:name="T111" style:family="text">
      <style:text-properties fo:font-variant="normal" fo:text-transform="none" fo:color="#caccd9" loext:opacity="100%" fo:font-size="9.5pt" fo:letter-spacing="normal" style:font-size-asian="9.5pt" style:font-size-complex="9.5pt" loext:padding="0cm" loext:border="none"/>
    </style:style>
    <style:style style:name="T112" style:family="text">
      <style:text-properties fo:font-variant="normal" fo:text-transform="none" fo:color="#ffffff" loext:opacity="100%" style:font-name="ui-monospace" fo:font-size="9.5pt" fo:language="en" fo:country="US" fo:font-style="normal" fo:font-weight="normal" officeooo:rsid="00739012" fo:background-color="#ff0000" loext:char-shading-value="0" style:font-size-asian="9.5pt" style:font-size-complex="9.5pt" loext:padding="0cm" loext:border="none"/>
    </style:style>
    <style:style style:name="T113" style:family="text">
      <style:text-properties fo:font-variant="normal" fo:text-transform="none" fo:color="#ffffff" loext:opacity="100%" style:font-name="ui-monospace" fo:font-size="9.5pt" fo:language="ru" fo:country="RU" fo:font-style="normal" fo:font-weight="normal" officeooo:rsid="00739012" style:font-size-asian="9.5pt" style:font-size-complex="9.5pt" loext:padding="0cm" loext:border="none"/>
    </style:style>
    <style:style style:name="T114" style:family="text">
      <style:text-properties fo:font-variant="normal" fo:text-transform="none" fo:color="#ffffff" loext:opacity="100%" style:font-name="ui-monospace" fo:font-size="9.5pt" fo:language="ru" fo:country="RU" fo:font-style="normal" fo:font-weight="normal" officeooo:rsid="00739012" fo:background-color="#ff0000" loext:char-shading-value="0" style:font-size-asian="9.5pt" style:font-size-complex="9.5pt" loext:padding="0cm" loext:border="none"/>
    </style:style>
    <style:style style:name="T115" style:family="text">
      <style:text-properties fo:font-variant="normal" fo:text-transform="none" fo:color="#ffffff" loext:opacity="100%" style:font-name="ui-monospace" fo:font-size="9.5pt" fo:language="en" fo:country="US" fo:font-style="normal" fo:font-weight="normal" officeooo:rsid="0075df69" style:font-size-asian="9.5pt" style:font-size-complex="9.5pt" loext:padding="0cm" loext:border="none"/>
    </style:style>
    <style:style style:name="T116" style:family="text">
      <style:text-properties fo:font-variant="normal" fo:text-transform="none" fo:color="#ffffff" loext:opacity="100%" style:font-name="ui-monospace" fo:font-size="9.5pt" fo:language="ru" fo:country="RU" fo:font-style="normal" fo:font-weight="normal" officeooo:rsid="0075df69" style:font-size-asian="9.5pt" style:font-size-complex="9.5pt" loext:padding="0cm" loext:border="none"/>
    </style:style>
    <style:style style:name="T117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75df69" style:font-size-asian="9.5pt" style:font-size-complex="9.5pt" loext:padding="0cm" loext:border="none"/>
    </style:style>
    <style:style style:name="T118" style:family="text">
      <style:text-properties fo:font-variant="normal" fo:text-transform="none" fo:color="#ffffff" loext:opacity="100%" style:font-name="ui-monospace" fo:font-size="9.5pt" fo:letter-spacing="normal" fo:language="en" fo:country="US" fo:font-style="normal" fo:font-weight="normal" officeooo:rsid="0075df69" style:font-size-asian="9.5pt" style:font-size-complex="9.5pt" loext:padding="0cm" loext:border="none"/>
    </style:style>
    <style:style style:name="T119" style:family="text"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5df69" style:font-size-asian="9.5pt" style:font-size-complex="9.5pt" loext:padding="0cm" loext:border="none"/>
    </style:style>
    <style:style style:name="T120" style:family="text">
      <style:text-properties fo:font-variant="normal" fo:text-transform="none" fo:color="#f7f8fc" loext:opacity="100%" style:font-name="ui-monospace" fo:font-size="9.5pt" fo:letter-spacing="normal" fo:language="en" fo:country="US" fo:font-style="normal" fo:font-weight="normal" officeooo:rsid="0075df69" style:font-size-asian="9.5pt" style:font-size-complex="9.5pt" loext:padding="0cm" loext:border="none"/>
    </style:style>
    <style:style style:name="T121" style:family="text">
      <style:text-properties fo:font-variant="normal" fo:text-transform="none" fo:color="#8583f6" loext:opacity="100%" style:font-name="ui-monospace" fo:font-size="9.5pt" fo:letter-spacing="normal" fo:language="en" fo:country="US" fo:font-style="normal" fo:font-weight="normal" officeooo:rsid="0075df69" style:font-size-asian="9.5pt" style:font-size-complex="9.5pt" loext:padding="0cm" loext:border="none"/>
    </style:style>
    <style:style style:name="T122" style:family="text"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7c48c" style:font-size-asian="9.5pt" style:font-size-complex="9.5pt" loext:padding="0cm" loext:border="none"/>
    </style:style>
    <style:style style:name="T123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77c48c" style:font-size-asian="9.5pt" style:font-size-complex="9.5pt" loext:padding="0cm" loext:border="none"/>
    </style:style>
    <style:style style:name="T124" style:family="text"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917f7" style:font-size-asian="9.5pt" style:font-size-complex="9.5pt" loext:padding="0cm" loext:border="none"/>
    </style:style>
    <style:style style:name="T125" style:family="text">
      <style:text-properties fo:font-variant="normal" fo:text-transform="none" fo:color="#f7f8fc" loext:opacity="100%" style:font-name="system-ui" fo:font-size="9.5pt" fo:letter-spacing="normal" fo:language="ru" fo:country="RU" fo:font-style="normal" fo:font-weight="normal" officeooo:rsid="00792539" style:font-size-asian="9.5pt" style:font-size-complex="9.5pt" loext:padding="0cm" loext:border="none"/>
    </style:style>
    <style:style style:name="T126" style:family="text">
      <style:text-properties fo:font-variant="normal" fo:text-transform="none" fo:color="#abb2bf" loext:opacity="100%" fo:font-family="Consolas, 'Courier New', monospace" fo:font-size="9.5pt" fo:letter-spacing="normal" fo:language="ru" fo:country="RU" fo:font-style="normal" fo:font-weight="normal" officeooo:rsid="00792539" fo:background-color="#2b2b31" loext:char-shading-value="0" style:font-size-asian="9.5pt" style:font-size-complex="9.5pt" loext:padding="0cm" loext:border="none"/>
    </style:style>
    <style:style style:name="T127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normal" officeooo:rsid="00792539" style:font-size-asian="9.5pt" style:font-size-complex="9.5pt" loext:padding="0cm" loext:border="none"/>
    </style:style>
    <style:style style:name="T128" style:family="text">
      <style:text-properties fo:font-variant="normal" fo:text-transform="none" fo:color="#f7f8fc" loext:opacity="100%" style:font-name="system-ui" fo:font-size="9.5pt" fo:letter-spacing="normal" fo:language="en" fo:country="US" fo:font-style="normal" fo:font-weight="bold" officeooo:rsid="00792539" style:font-size-asian="9.5pt" style:font-size-complex="9.5pt" loext:padding="0cm" loext:border="none"/>
    </style:style>
    <style:style style:name="T129" style:family="text">
      <style:text-properties fo:font-variant="normal" fo:text-transform="none" fo:letter-spacing="normal" fo:font-style="normal" fo:font-weight="normal" style:font-size-asian="9.5pt" loext:padding="0cm" loext:border="none"/>
    </style:style>
    <style:style style:name="T130" style:family="text">
      <style:text-properties fo:font-variant="normal" fo:text-transform="none" fo:letter-spacing="normal" fo:font-style="normal" fo:font-weight="bold" style:font-size-asian="9.5pt" loext:padding="0cm" loext:border="none"/>
    </style:style>
    <style:style style:name="T131" style:family="text">
      <style:text-properties fo:font-variant="normal" fo:text-transform="none" fo:color="#8583f6" loext:opacity="100%" style:font-name="ui-monospace" fo:font-size="9.5pt" fo:letter-spacing="normal" fo:language="en" fo:country="US" fo:font-style="normal" fo:font-weight="normal" officeooo:rsid="00792539" style:font-size-asian="9.5pt" style:font-size-complex="9.5pt" loext:padding="0cm" loext:border="none"/>
    </style:style>
    <style:style style:name="T132" style:family="text">
      <style:text-properties fo:font-variant="normal" fo:text-transform="none" fo:letter-spacing="normal" fo:font-style="normal" fo:font-weight="normal" loext:padding="0cm" loext:border="none"/>
    </style:style>
    <style:style style:name="T133" style:family="text">
      <style:text-properties fo:language="ru" fo:country="RU" officeooo:rsid="007aca07"/>
    </style:style>
    <style:style style:name="T134" style:family="text">
      <style:text-properties fo:font-weight="bold"/>
    </style:style>
    <style:style style:name="T135" style:family="text">
      <style:text-properties fo:font-weight="bold" officeooo:rsid="007b59e4"/>
    </style:style>
    <style:style style:name="T136" style:family="text">
      <style:text-properties officeooo:rsid="007b59e4"/>
    </style:style>
    <style:style style:name="T137" style:family="text">
      <style:text-properties officeooo:rsid="007b5fe0"/>
    </style:style>
    <style:style style:name="T138" style:family="text">
      <style:text-properties fo:color="#8583f6" loext:opacity="100%" style:font-name="ui-monospace" fo:font-weight="bold"/>
    </style:style>
    <style:style style:name="T139" style:family="text">
      <style:text-properties fo:color="#8583f6" loext:opacity="100%" style:font-name="ui-monospace" fo:font-size="9.5pt"/>
    </style:style>
    <style:style style:name="T140" style:family="text">
      <style:text-properties fo:font-size="9.5pt"/>
    </style:style>
    <style:style style:name="T141" style:family="text">
      <style:text-properties fo:font-size="9.5pt" fo:font-weight="bold"/>
    </style:style>
    <style:style style:name="T142" style:family="text">
      <style:text-properties fo:font-variant="normal" fo:text-transform="none" fo:font-size="9.5pt" fo:letter-spacing="normal" fo:font-style="normal" fo:font-weight="normal" loext:padding="0cm" loext:border="none"/>
    </style:style>
    <style:style style:name="T143" style:family="text">
      <style:text-properties fo:font-variant="normal" fo:text-transform="none" fo:font-size="9.5pt" fo:letter-spacing="normal" fo:font-style="normal" fo:font-weight="bold" loext:padding="0cm" loext:border="none"/>
    </style:style>
    <style:style style:name="T144" style:family="text">
      <style:text-properties fo:font-variant="normal" fo:text-transform="none" fo:font-size="9.5pt" fo:letter-spacing="normal" fo:language="ru" fo:country="RU" fo:font-style="normal" fo:font-weight="normal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овый менеджер</text:p>
      <text:p text:style-name="P2">Подготовка:</text:p>
      <text:list text:style-name="L1">
        <text:list-item>
          <text:p text:style-name="P3">Язык программирования С<text:span text:style-name="T1"># Net8.</text:span></text:p>
        </text:list-item>
        <text:list-item>
          <text:p text:style-name="P4">Программа будет писаться на <text:span text:style-name="T1">Visual Studio 2022</text:span></text:p>
        </text:list-item>
      </text:list>
      <text:p text:style-name="P5"/>
      <text:p text:style-name="P6">Как это работает:</text:p>
      <text:list text:style-name="L2">
        <text:list-item>
          <text:p text:style-name="P7">сканирует <text:span text:style-name="T2">ф</text:span><text:span text:style-name="T3">айлы в директории</text:span>,</text:p>
        </text:list-item>
        <text:list-item>
          <text:p text:style-name="P8"><text:span text:style-name="T4">ищет файлы &gt;100 МБ, </text:span><text:span text:style-name="T5">а именно</text:span><text:span text:style-name="T6"> такие архивы как </text:span><text:span text:style-name="T7">zip</text:span><text:span text:style-name="T7">,</text:span><text:span text:style-name="T7">rar</text:span><text:span text:style-name="T7">,</text:span><text:span text:style-name="T7">7z</text:span><text:span text:style-name="T7">,</text:span><text:span text:style-name="T7">tar</text:span><text:span text:style-name="T7">,</text:span><text:span text:style-name="T7">gz</text:span><text:span text:style-name="T7">,</text:span><text:span text:style-name="T7">bz2 </text:span><text:span text:style-name="T8">и т. д. Что весит больше 100 мб.</text:span></text:p>
        </text:list-item>
        <text:list-item>
          <text:p text:style-name="P9">показывает их в виде таблицы,</text:p>
        </text:list-item>
        <text:list-item>
          <text:p text:style-name="P10"><text:span text:style-name="Strong_20_Emphasis"><text:span text:style-name="T9">безопасно удаляет</text:span></text:span><text:span text:style-name="T10"> — только после двойного подтверждения,</text:span></text:p>
        </text:list-item>
        <text:list-item>
          <text:p text:style-name="P9">сохраняет лог удалённых файлов.</text:p>
        </text:list-item>
      </text:list>
      <text:p text:style-name="P11"/>
      <text:p text:style-name="P12">По пунктам и с объяснениям:</text:p>
      <text:p text:style-name="P13"><text:span text:style-name="T11">1.</text:span>Запуск и ввод пути к папке <text:span text:style-name="T12">string directory = GetValidDirectory(); </text:span></text:p>
      <text:list text:style-name="L3">
        <text:list-item>
          <text:p text:style-name="P14"><text:span text:style-name="T13">Программа </text:span><text:span text:style-name="Strong_20_Emphasis"><text:span text:style-name="T14">спрашивает пользователя</text:span></text:span><text:span text:style-name="T13">: «Введите путь к папке».</text:span></text:p>
        </text:list-item>
        <text:list-item>
          <text:p text:style-name="P15">Проверяет: существует ли папка и есть ли права.</text:p>
        </text:list-item>
        <text:list-item>
          <text:p text:style-name="P15">Если нет — просит ввести снова.</text:p>
        </text:list-item>
        <text:list-item>
          <text:p text:style-name="P16"><text:span text:style-name="T13">Пример правильного ввода: </text:span><text:span text:style-name="Source_20_Text"><text:span text:style-name="T15">C:\Users\Имя\Downloads</text:span></text:span></text:p>
        </text:list-item>
      </text:list>
      <text:p text:style-name="P17"><text:span text:style-name="Source_20_Text"><text:span text:style-name="T16">2.</text:span></text:span><text:span text:style-name="Strong_20_Emphasis"><text:span text:style-name="T17">Сканирование всех файлов</text:span></text:span></text:p>
      <text:list text:style-name="L4">
        <text:list-item>
          <text:p text:style-name="P18"><text:span text:style-name="Source_20_Text"><text:span text:style-name="T18">var allFiles = GetAllFiles(directory);</text:span></text:span></text:p>
        </text:list-item>
        <text:list-item>
          <text:p text:style-name="P18"><text:span text:style-name="Source_20_Text"><text:span text:style-name="T19">Используется </text:span></text:span><text:span text:style-name="Source_20_Text"><text:span text:style-name="T18">Directory.GetFiles(..., SearchOption.AllDirectories)</text:span></text:span><text:span text:style-name="Source_20_Text"><text:span text:style-name="T19">.</text:span></text:span></text:p>
        </text:list-item>
        <text:list-item>
          <text:p text:style-name="P19"><text:span text:style-name="T20">Проходит </text:span><text:span text:style-name="Strong_20_Emphasis"><text:span text:style-name="T21">по всем подпапкам рекурсивно</text:span></text:span><text:span text:style-name="T20">.</text:span></text:p>
        </text:list-item>
        <text:list-item>
          <text:p text:style-name="P20"><text:span text:style-name="T22">Если какой-то файл недоступен (нет прав), выводится предупреждение, но программа не </text:span><text:span text:style-name="T23">выходит</text:span><text:span text:style-name="T22">.</text:span></text:p>
        </text:list-item>
      </text:list>
      <text:p text:style-name="P21"><text:span text:style-name="T24">3.</text:span><text:span text:style-name="Strong_20_Emphasis"><text:span text:style-name="T25">Разделение файлов на категории</text:span></text:span></text:p>
      <text:p text:style-name="P21"><text:span text:style-name="Strong_20_Emphasis"><text:span text:style-name="T26">if (file.Length &gt; 100 * 1024 * 1024) → большой файл</text:span></text:span></text:p>
      <text:p text:style-name="P21"><text:span text:style-name="Strong_20_Emphasis"><text:span text:style-name="T26">if (расширение в списке архивов) → архив</text:span></text:span></text:p>
      <text:list text:style-name="L5">
        <text:list-item>
          <text:p text:style-name="P22"><text:span text:style-name="Strong_20_Emphasis"><text:span text:style-name="T14">Большие файлы</text:span></text:span><text:span text:style-name="Strong_20_Emphasis"><text:span text:style-name="T13">: больше 100 МБ (104 857 600 байт).</text:span></text:span></text:p>
        </text:list-item>
        <text:list-item>
          <text:p text:style-name="P23"><text:span text:style-name="Strong_20_Emphasis"><text:span text:style-name="T27">Архивы</text:span></text:span><text:span text:style-name="T28">: файлы с расширениями </text:span><text:span text:style-name="Source_20_Text"><text:span text:style-name="T15">.zip</text:span></text:span><text:span text:style-name="T28">, </text:span><text:span text:style-name="Source_20_Text"><text:span text:style-name="T15">.rar</text:span></text:span><text:span text:style-name="T28">, </text:span><text:span text:style-name="Source_20_Text"><text:span text:style-name="T15">.7z</text:span></text:span><text:span text:style-name="T28">, </text:span><text:span text:style-name="Source_20_Text"><text:span text:style-name="T15">.tar</text:span></text:span><text:span text:style-name="T28">, </text:span><text:span text:style-name="Source_20_Text"><text:span text:style-name="T15">.gz</text:span></text:span><text:span text:style-name="T28">, </text:span><text:span text:style-name="Source_20_Text"><text:span text:style-name="T15">.bz2</text:span></text:span><text:span text:style-name="T28"> (регистр не важен).</text:span></text:p>
        </text:list-item>
        <text:list-item>
          <text:p text:style-name="P23"><text:span text:style-name="T28">Все это сохраняется в два списка: </text:span><text:span text:style-name="Source_20_Text"><text:span text:style-name="T15">largeFiles</text:span></text:span><text:span text:style-name="T28"> и </text:span><text:span text:style-name="Source_20_Text"><text:span text:style-name="T15">archiveFiles</text:span></text:span><text:span text:style-name="T28">.</text:span></text:p>
        </text:list-item>
      </text:list>
      <text:p text:style-name="P24"><text:span text:style-name="Strong_20_Emphasis"><text:span text:style-name="T29">4.</text:span></text:span><text:span text:style-name="Strong_20_Emphasis"><text:span text:style-name="T30">Поиск "дубликатов" (файлов, попавших в обе категории)</text:span></text:span></text:p>
      <text:p text:style-name="P25"><text:span text:style-name="Strong_20_Emphasis"><text:span text:style-name="T31">var duplicates = largeFiles.Intersect(archiveFiles).ToList();</text:span></text:span></text:p>
      <text:list text:style-name="L6">
        <text:list-item>
          <text:p text:style-name="P26"><text:span text:style-name="Strong_20_Emphasis"><text:span text:style-name="T32">Это </text:span></text:span><text:span text:style-name="Strong_20_Emphasis"><text:span text:style-name="T33">большие архивы</text:span></text:span><text:span text:style-name="Strong_20_Emphasis"><text:span text:style-name="T32"> (например, </text:span></text:span><text:span text:style-name="Strong_20_Emphasis"><text:span text:style-name="T34">ZBrushCrack</text:span></text:span><text:span text:style-name="Source_20_Text"><text:span text:style-name="T35">.zip</text:span></text:span><text:span text:style-name="Strong_20_Emphasis"><text:span text:style-name="T32"> размером 2 ГБ).</text:span></text:span></text:p>
        </text:list-item>
        <text:list-item>
          <text:p text:style-name="P27"><text:span text:style-name="T28">Программа </text:span><text:span text:style-name="Strong_20_Emphasis"><text:span text:style-name="T27">сразу предлагает удалить их</text:span></text:span><text:span text:style-name="T28">:</text:span></text:p>
          <text:list>
            <text:list-item>
              <text:p text:style-name="P28">Показывает таблицу.</text:p>
            </text:list-item>
            <text:list-item>
              <text:p text:style-name="P28">Спрашивает: «Удалить все? (Y/N)».</text:p>
            </text:list-item>
            <text:list-item>
              <text:p text:style-name="P27"><text:span text:style-name="T28">Если да — запрашивает </text:span><text:span text:style-name="Strong_20_Emphasis"><text:span text:style-name="T27">подтверждение для каждого файла</text:span></text:span><text:span text:style-name="T28"> (ввод имени файла).</text:span></text:p>
            </text:list-item>
          </text:list>
        </text:list-item>
      </text:list>
      <text:p text:style-name="P29"><text:span text:style-name="T24">5.</text:span><text:span text:style-name="Strong_20_Emphasis"><text:span text:style-name="T25">Вывод полного отсортированного списка</text:span></text:span></text:p>
      <text:p text:style-name="P30">var combined = largeFiles.Union(archiveFiles).Distinct()</text:p>
      <text:p text:style-name="P30"><text:s text:c="25"/>.OrderByDescending(f =&gt; f.Length).ToList();</text:p>
      <text:list text:style-name="L7">
        <text:list-item>
          <text:p text:style-name="P31">Объединяются все файлы из обеих категорий (без дублей).</text:p>
        </text:list-item>
        <text:list-item>
          <text:p text:style-name="P32"><text:span text:style-name="T28">Сортируются </text:span><text:span text:style-name="Strong_20_Emphasis"><text:span text:style-name="T27">от самого большого к самому маленькому</text:span></text:span><text:span text:style-name="T28">.</text:span></text:p>
        </text:list-item>
        <text:list-item>
          <text:p text:style-name="P33">Выводятся в виде таблицы:</text:p>
        </text:list-item>
      </text:list>
      <text:p text:style-name="P34">№ <text:s text:c="2"/>Имя <text:s text:c="15"/>Размер <text:s text:c="6"/>Дата создания</text:p>
      <text:p text:style-name="P34">------------------------------------------------</text:p>
      <text:p text:style-name="P34">1 <text:s text:c="2"/>backup.zip <text:s text:c="8"/>2.45 GB <text:s text:c="5"/>2025-12-18 14:30:22</text:p>
      <text:p text:style-name="P34">2 <text:s text:c="2"/>log.txt <text:s text:c="11"/>150.20 MB <text:s text:c="3"/>2025-12-10 09:15:00</text:p>
      <text:p text:style-name="P34"/>
      <text:p text:style-name="P35"><text:span text:style-name="T24">6.</text:span><text:span text:style-name="Strong_20_Emphasis"><text:span text:style-name="T25">Интерактивное удаление</text:span></text:span></text:p>
      <text:p text:style-name="P36">Для каждого файла программа спрашивает: </text:p>
      <text:p text:style-name="P36">Удалить файл backup.zip? (1 — да, 0 — выход, Enter — пропустить):</text:p>
      <text:list text:style-name="L8">
        <text:list-item>
          <text:p text:style-name="P37"><text:span text:style-name="T36">Если ввести </text:span><text:span text:style-name="Strong_20_Emphasis"><text:span text:style-name="T37">1</text:span></text:span><text:span text:style-name="T36"> → запускается </text:span><text:span text:style-name="Strong_20_Emphasis"><text:span text:style-name="T37">двойное подтверждение</text:span></text:span><text:span text:style-name="T36">:</text:span></text:p>
          <text:list>
            <text:list-item>
              <text:p text:style-name="P38">Показывает информацию о файле.</text:p>
            </text:list-item>
            <text:list-item>
              <text:p text:style-name="P39"><text:span text:style-name="T13">Просит </text:span><text:span text:style-name="Strong_20_Emphasis"><text:span text:style-name="T14">ввести имя файла полностью</text:span></text:span><text:span text:style-name="T13"> → только тогда удаляет.</text:span></text:p>
            </text:list-item>
          </text:list>
        </text:list-item>
        <text:list-item>
          <text:p text:style-name="P39"><text:span text:style-name="T13">Если ввести </text:span><text:span text:style-name="Strong_20_Emphasis"><text:span text:style-name="T14">0</text:span></text:span><text:span text:style-name="T13"> → выход из цикла.</text:span></text:p>
        </text:list-item>
        <text:list-item>
          <text:p text:style-name="P38">Enter → пропуск.</text:p>
        </text:list-item>
      </text:list>
      <text:p text:style-name="P40"/>
      <text:h text:style-name="P41" text:outline-level="3"><text:span text:style-name="Strong_20_Emphasis"><text:span text:style-name="T37">7.Сохранение лога</text:span></text:span></text:h>
      <text:p text:style-name="P42"><text:span text:style-name="Strong_20_Emphasis"><text:span text:style-name="T37">// Сохраняется в %TEMP%/file_assistant.log</text:span></text:span></text:p>
      <text:p text:style-name="P42"><text:span text:style-name="Strong_20_Emphasis"><text:span text:style-name="T38">В лог записываются:</text:span></text:span></text:p>
      <text:list text:style-name="L9">
        <text:list-item>
          <text:list>
            <text:list-item>
              <text:p text:style-name="P43">Путь к файлу,</text:p>
            </text:list-item>
            <text:list-item>
              <text:p text:style-name="P43">Размер,</text:p>
            </text:list-item>
            <text:list-item>
              <text:p text:style-name="P43">Время удаления (в формате ISO),</text:p>
            </text:list-item>
            <text:list-item>
              <text:p text:style-name="P43">Хеш файла (SHA-256) — для аудита.</text:p>
            </text:list-item>
          </text:list>
        </text:list-item>
        <text:list-item>
          <text:p text:style-name="P44"><text:span text:style-name="T13">Формат: </text:span><text:span text:style-name="Strong_20_Emphasis"><text:span text:style-name="T14">JSON с отступами</text:span></text:span><text:span text:style-name="T13"> (читаемый человеком).</text:span></text:p>
        </text:list-item>
      </text:list>
      <text:p text:style-name="P42"><text:span text:style-name="Strong_20_Emphasis"><text:span text:style-name="T39">[</text:span></text:span></text:p>
      <text:p text:style-name="P42"><text:span text:style-name="Strong_20_Emphasis"><text:span text:style-name="T39"><text:s text:c="2"/>{</text:span></text:span></text:p>
      <text:p text:style-name="P42"><text:span text:style-name="Strong_20_Emphasis"><text:span text:style-name="T39"><text:s text:c="4"/>"Path": "C:\\Users\\Имя\\Downloads\\old.zip",</text:span></text:span></text:p>
      <text:p text:style-name="P42"><text:span text:style-name="Strong_20_Emphasis"><text:span text:style-name="T39"><text:s text:c="4"/>"Size": 123456789,</text:span></text:span></text:p>
      <text:p text:style-name="P42"><text:span text:style-name="Strong_20_Emphasis"><text:span text:style-name="T39"><text:s text:c="4"/>"DeletedAt": "2025-12-19T10:25:33Z",</text:span></text:span></text:p>
      <text:p text:style-name="P42"><text:span text:style-name="Strong_20_Emphasis"><text:span text:style-name="T39"><text:s text:c="4"/>"Hash": "A1B2C3..."</text:span></text:span></text:p>
      <text:p text:style-name="P42"><text:span text:style-name="Strong_20_Emphasis"><text:span text:style-name="T39"><text:s text:c="2"/>}</text:span></text:span></text:p>
      <text:p text:style-name="P42"><text:span text:style-name="Strong_20_Emphasis"><text:span text:style-name="T39">]</text:span></text:span></text:p>
      <text:p text:style-name="P45"/>
      <text:p text:style-name="P11"/>
      <text:p text:style-name="P46"><text:span text:style-name="T40">Если вкратце</text:span>:</text:p>
      <text:p text:style-name="P46"/>
      <text:list text:style-name="L10">
        <text:list-item>
          <text:p text:style-name="P47">Файловый менеджер будет: 1.Анализировать директории и находить их по файловому пути, к примеру - (C:\Users\Хозяин\OneDrive\Рабочий стол).</text:p>
        </text:list-item>
        <text:list-item>
          <text:p text:style-name="P47">Сперва будут выведены большие файлы и предложения удалять или нет эти файлы <text:span text:style-name="T1">(Y/N).</text:span></text:p>
        </text:list-item>
        <text:list-item>
          <text:p text:style-name="P47">Информация о файле идет так: Номер, Имя, Размер, Дата создания и время.</text:p>
        </text:list-item>
        <text:list-item>
          <text:p text:style-name="P47">После показываются все файлы директории которые сортированы по размеру. И от начало, и до конца будет предлагаться удалить или нет файлы, так же будет предложено выйти из программы.</text:p>
        </text:list-item>
      </text:list>
      <text:p text:style-name="P48"/>
      <text:p text:style-name="P49">Безопасность и надежность:</text:p>
      <text:list text:style-name="L11">
        <text:list-item>
          <text:p text:style-name="P50"><text:span text:style-name="Strong_20_Emphasis"><text:span text:style-name="T41">Никаких падений</text:span></text:span><text:span text:style-name="T42">: ошибки файла (нет доступа) обрабатываются через </text:span><text:span text:style-name="Source_20_Text"><text:span text:style-name="T43">try/catch</text:span></text:span><text:span text:style-name="T42">.</text:span></text:p>
        </text:list-item>
        <text:list-item>
          <text:p text:style-name="P51"><text:span text:style-name="Strong_20_Emphasis"><text:span text:style-name="T9">Подтверждение удаления</text:span></text:span><text:span text:style-name="T10">: двойное — нельзя случайно стереть данные.</text:span></text:p>
        </text:list-item>
        <text:list-item>
          <text:p text:style-name="P51"><text:soft-page-break/><text:span text:style-name="Strong_20_Emphasis"><text:span text:style-name="T9">Кодировка UTF-8</text:span></text:span><text:span text:style-name="T10">: поддержка кириллицы в путях.</text:span></text:p>
        </text:list-item>
        <text:list-item>
          <text:p text:style-name="P51"><text:span text:style-name="Strong_20_Emphasis"><text:span text:style-name="T9">Нет GUI</text:span></text:span><text:span text:style-name="T10">: чистая консоль — работает на Windows.</text:span></text:p>
        </text:list-item>
      </text:list>
      <text:p text:style-name="P52"/>
      <text:h text:style-name="P53" text:outline-level="2">Важно: что <text:span text:style-name="T44">не</text:span> делает программа</text:h>
      <text:list text:style-name="L12">
        <text:list-item>
          <text:p text:style-name="P54">Не анализирует содержимое архивов (только ищет файлы с расширениями).</text:p>
        </text:list-item>
        <text:list-item>
          <text:p text:style-name="P55">Не удаляет системные папки (но и не пытается — пользователь сам вводит путь).</text:p>
        </text:list-item>
      </text:list>
      <text:p text:style-name="P56"/>
      <text:p text:style-name="P57">Скрипт, функции и работа программы:</text:p>
      <text:p text:style-name="P58">1.</text:p>
      <text:p text:style-name="P59" loext:marker-style-name="T45"><text:span text:style-name="T46">private</text:span><text:span text:style-name="T46"> </text:span><text:span text:style-name="T46">static</text:span><text:span text:style-name="T46"> </text:span><text:span text:style-name="T46">readonly</text:span><text:span text:style-name="T46"> </text:span><text:span text:style-name="T46">JsonSerializerOptions</text:span><text:span text:style-name="T46"> JsonOptions = </text:span><text:span text:style-name="T46">new</text:span><text:span text:style-name="T46">()</text:span></text:p>
      <text:p text:style-name="P59" loext:marker-style-name="T45"><text:span text:style-name="T46">{</text:span></text:p>
      <text:p text:style-name="P59" loext:marker-style-name="T47"><text:span text:style-name="T46"><text:s text:c="4"/>WriteIndented = </text:span><text:span text:style-name="T46">true</text:span></text:p>
      <text:p text:style-name="P60">};</text:p>
      <text:p text:style-name="P60"/>
      <text:p text:style-name="P61"><text:span text:style-name="T48">Это настройки для </text:span><text:span text:style-name="Strong_20_Emphasis"><text:span text:style-name="T49">сериализации </text:span></text:span><text:span text:style-name="Strong_20_Emphasis"><text:span text:style-name="T50">объектов в </text:span></text:span><text:span text:style-name="Strong_20_Emphasis"><text:span text:style-name="T51">JSON (</text:span></text:span><text:span text:style-name="Strong_20_Emphasis"><text:span text:style-name="T50">То есть преобразования С</text:span></text:span><text:span text:style-name="Strong_20_Emphasis"><text:span text:style-name="T51"># </text:span></text:span><text:span text:style-name="Strong_20_Emphasis"><text:span text:style-name="T50">объектов в текст в формате </text:span></text:span><text:span text:style-name="Strong_20_Emphasis"><text:span text:style-name="T51">JSON).</text:span></text:span></text:p>
      <text:p text:style-name="P61"><text:span text:style-name="Strong_20_Emphasis"><text:span text:style-name="T51"/></text:span></text:p>
      <text:p text:style-name="P61"><text:span text:style-name="Strong_20_Emphasis"><text:span text:style-name="T50">Когда программа сохраняет лог удаленных файлов, она превращает список объектов в (</text:span></text:span><text:span text:style-name="Strong_20_Emphasis"><text:span text:style-name="T51">LogEntry</text:span></text:span><text:span text:style-name="Strong_20_Emphasis"><text:span text:style-name="T50">) </text:span></text:span><text:span text:style-name="Strong_20_Emphasis"><text:span text:style-name="T50">в </text:span></text:span><text:span text:style-name="Strong_20_Emphasis"><text:span text:style-name="T51">json-</text:span></text:span><text:span text:style-name="Strong_20_Emphasis"><text:span text:style-name="T50">текст.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0">Если не использовать WriteIndented = true то </text:span></text:span><text:span text:style-name="Strong_20_Emphasis"><text:span text:style-name="T51">JSON </text:span></text:span><text:span text:style-name="Strong_20_Emphasis"><text:span text:style-name="T50">файл будет писаться в одну строчку, это плохо для читаемости.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1">Private </text:span></text:span><text:span text:style-name="Strong_20_Emphasis"><text:span text:style-name="T50">используем для того, что бы его мог использовать только класс </text:span></text:span><text:span text:style-name="Strong_20_Emphasis"><text:span text:style-name="T51">Program</text:span></text:span><text:span text:style-name="Strong_20_Emphasis"><text:span text:style-name="T50">.</text:span></text:span></text:p>
      <text:p text:style-name="P61"><text:span text:style-name="Strong_20_Emphasis"><text:span text:style-name="T51">Readonly – </text:span></text:span><text:span text:style-name="Strong_20_Emphasis"><text:span text:style-name="T50">После инициализации значения нельзя будет изменить, это нужно для безопасности.</text:span></text:span></text:p>
      <text:p text:style-name="P61"><text:span text:style-name="Strong_20_Emphasis"><text:span text:style-name="T50"/></text:span></text:p>
      <text:p text:style-name="P61"><text:span text:style-name="Strong_20_Emphasis"><text:span text:style-name="T52">2.</text:span></text:span></text:p>
      <text:p text:style-name="P61"><text:span text:style-name="Strong_20_Emphasis"><text:span text:style-name="T53">private static readonly HashSet&lt;string&gt; ArchiveExtensions = new(StringComparer.OrdinalIgnoreCase)</text:span></text:span></text:p>
      <text:p text:style-name="P61"><text:span text:style-name="Strong_20_Emphasis"><text:span text:style-name="T53">{</text:span></text:span></text:p>
      <text:p text:style-name="P61"><text:span text:style-name="Strong_20_Emphasis"><text:span text:style-name="T53"><text:s text:c="4"/>".zip", ".rar", ".7z", ".tar", ".gz", ".bz2"</text:span></text:span></text:p>
      <text:p text:style-name="P61"><text:span text:style-name="Strong_20_Emphasis"><text:span text:style-name="T53">};</text:span></text:span></text:p>
      <text:p text:style-name="P61"><text:span text:style-name="Strong_20_Emphasis"><text:span text:style-name="T53"/></text:span></text:p>
      <text:p text:style-name="P62"><text:span text:style-name="Strong_20_Emphasis"><text:span text:style-name="T54">Это набор расширений файлов, которые программа считает архивами.</text:span></text:span></text:p>
      <text:p text:style-name="P62"><text:span text:style-name="Strong_20_Emphasis"><text:span text:style-name="T54">Используется </text:span></text:span><text:span text:style-name="Strong_20_Emphasis"><text:span text:style-name="T55">HashSet</text:span></text:span><text:span text:style-name="Strong_20_Emphasis"><text:span text:style-name="T54">, а не </text:span></text:span><text:span text:style-name="Strong_20_Emphasis"><text:span text:style-name="T55">List </text:span></text:span><text:span text:style-name="Strong_20_Emphasis"><text:span text:style-name="T54">из-за того, что если использовать </text:span></text:span><text:span text:style-name="Strong_20_Emphasis"><text:span text:style-name="T55">List </text:span></text:span><text:span text:style-name="Strong_20_Emphasis"><text:span text:style-name="T54">то проверка будет медленной при большом количестве элементов сложности </text:span></text:span><text:span text:style-name="Strong_20_Emphasis"><text:span text:style-name="T55">(O(n)). </text:span></text:span><text:span text:style-name="Strong_20_Emphasis"><text:span text:style-name="T56">А </text:span></text:span><text:span text:style-name="Strong_20_Emphasis"><text:span text:style-name="T57">HashSet – </text:span></text:span><text:span text:style-name="Strong_20_Emphasis"><text:span text:style-name="T56">это коллекция, в которой быстро проверить, есть ли элемент (за </text:span></text:span><text:span text:style-name="Strong_20_Emphasis"><text:span text:style-name="T57">O(n), </text:span></text:span><text:span text:style-name="Strong_20_Emphasis"><text:span text:style-name="T56">то есть почти мгновенно). Пример: <text:s/></text:span></text:span><text:span text:style-name="Strong_20_Emphasis"><text:span text:style-name="T58">if </text:span></text:span><text:span text:style-name="Strong_20_Emphasis"><text:span text:style-name="T59">(ArchiveExtensions.Contains(</text:span></text:span><text:span text:style-name="Strong_20_Emphasis"><text:span text:style-name="T60">".ZIP"</text:span></text:span><text:span text:style-name="Strong_20_Emphasis"><text:span text:style-name="T59">)) // → true</text:span></text:span></text:p>
      <text:p text:style-name="P62"><text:span text:style-name="Strong_20_Emphasis"><text:span text:style-name="T61"/></text:span></text:p>
      <text:p text:style-name="P63"><text:span text:style-name="Strong_20_Emphasis"><text:span text:style-name="T62">Что делает StringComparer.OrdinalIgnoreCase ? — С помощи него программа игнорирует регистр. Так что </text:span></text:span><text:span text:style-name="Strong_20_Emphasis"><text:span text:style-name="T63">Zip, zip, zIp – </text:span></text:span><text:span text:style-name="Strong_20_Emphasis"><text:span text:style-name="T62">будет одним и тем же.</text:span></text:span></text:p>
      <text:p text:style-name="P63"><text:span text:style-name="Strong_20_Emphasis"><text:span text:style-name="T62"/></text:span></text:p>
      <text:p text:style-name="P64"><text:span text:style-name="Strong_20_Emphasis"><text:span text:style-name="T64">3.</text:span></text:span></text:p>
      <text:p text:style-name="P64"><text:span text:style-name="Strong_20_Emphasis"><text:span text:style-name="T65">private static readonly string LogPath = Path.Combine(Path.GetTempPath(), "file_assistant.log");</text:span></text:span></text:p>
      <text:p text:style-name="P64"><text:span text:style-name="Strong_20_Emphasis"><text:span text:style-name="T66">LogPath - </text:span></text:span><text:span text:style-name="Strong_20_Emphasis"><text:span text:style-name="T67">создаёт полный путь к файлу лога, где программа будет сохранять информацию об удалённых файлах.</text:span></text:span></text:p>
      <text:p text:style-name="P64"><text:span text:style-name="Strong_20_Emphasis"><text:span text:style-name="T66"/></text:span></text:p>
      <text:p text:style-name="P64"><text:span text:style-name="Strong_20_Emphasis"><text:span text:style-name="T65">Path.GetTempPath()</text:span></text:span><text:span text:style-name="Strong_20_Emphasis"><text:span text:style-name="T66"> - </text:span></text:span><text:span text:style-name="Strong_20_Emphasis"><text:span text:style-name="T67">Возвращает путь к </text:span></text:span><text:span text:style-name="Strong_20_Emphasis"><text:span text:style-name="T68">системной временной папке</text:span></text:span><text:span text:style-name="Strong_20_Emphasis"><text:span text:style-name="T67">.<text:line-break/>Примеры:</text:span></text:span></text:p>
      <text:list text:style-name="L13">
        <text:list-item>
          <text:p text:style-name="P65"><text:span text:style-name="T69">На Windows: </text:span><text:span text:style-name="Source_20_Text"><text:span text:style-name="T70">C:\Users\Имя\AppData\Local\Temp\</text:span></text:span></text:p>
        </text:list-item>
      </text:list>
      <text:p text:style-name="P66"><text:span text:style-name="Source_20_Text"><text:span text:style-name="T15"/></text:span></text:p>
      <text:list text:style-name="L14">
        <text:list-header>
          <text:p text:style-name="P67"><text:span text:style-name="Strong_20_Emphasis"><text:span text:style-name="T65">"file_assistant.log" </text:span></text:span><text:span text:style-name="Strong_20_Emphasis"><text:span text:style-name="T66">- </text:span></text:span><text:span text:style-name="Strong_20_Emphasis"><text:span text:style-name="T67">Это имя нашего файла лога.</text:span></text:span><text:span text:style-name="Strong_20_Emphasis"><text:span text:style-name="T66"> </text:span></text:span></text:p>
        </text:list-header>
      </text:list>
      <text:p text:style-name="P68"><text:span text:style-name="Strong_20_Emphasis"><text:span text:style-name="T66"/></text:span></text:p>
      <text:p text:style-name="P68"><text:span text:style-name="Strong_20_Emphasis"><text:span text:style-name="T65">Path.Combine(…)</text:span></text:span><text:span text:style-name="Strong_20_Emphasis"><text:span text:style-name="T66"> - </text:span></text:span><text:span text:style-name="Strong_20_Emphasis"><text:span text:style-name="T67">Безопасно </text:span></text:span><text:span text:style-name="Strong_20_Emphasis"><text:span text:style-name="T68">соединяет части пути</text:span></text:span><text:span text:style-name="Strong_20_Emphasis"><text:span text:style-name="T67">, учитывая особенности операционной системы (например, </text:span></text:span><text:span text:style-name="Source_20_Text"><text:span text:style-name="T71">\</text:span></text:span><text:span text:style-name="Strong_20_Emphasis"><text:span text:style-name="T67"> в Windows и </text:span></text:span><text:span text:style-name="Source_20_Text"><text:span text:style-name="T71">/</text:span></text:span><text:span text:style-name="Strong_20_Emphasis"><text:span text:style-name="T67"> в Linux).</text:span></text:span></text:p>
      <text:p text:style-name="P69"><text:span text:style-name="T20">Вместо того чтобы писать вручную </text:span><text:span text:style-name="Source_20_Text"><text:span text:style-name="T15">C:\...\Temp\file_assistant.log</text:span></text:span><text:span text:style-name="T20">, мы используем </text:span><text:span text:style-name="Source_20_Text"><text:span text:style-name="T15">Combine</text:span></text:span><text:span text:style-name="T20"> — так </text:span><text:span text:style-name="Strong_20_Emphasis"><text:span text:style-name="T21">код работает на любой ОС</text:span></text:span><text:span text:style-name="T20">.</text:span><text:span text:style-name="T36"> </text:span></text:p>
      <text:p text:style-name="P70"/>
      <text:p text:style-name="P71"><text:span text:style-name="T72">4.</text:span></text:p>
      <text:p text:style-name="P70"><text:span text:style-name="T73">static string FormatFileSize(long bytes)</text:span> - </text:p>
      <text:p text:style-name="P72"><text:span text:style-name="T74">1</text:span><text:span text:style-name="T75">.string </text:span><text:span text:style-name="T74">- </text:span><text:span text:style-name="T20">метод </text:span><text:span text:style-name="Strong_20_Emphasis"><text:span text:style-name="T20">возвращает строку</text:span></text:span><text:span text:style-name="T76"> </text:span><text:span text:style-name="T20">(например, </text:span><text:span text:style-name="Source_20_Text"><text:span text:style-name="T77">"2.45 GB"</text:span></text:span><text:span text:style-name="T20">).</text:span><text:span text:style-name="T36"> </text:span></text:p>
      <text:p text:style-name="P72"><text:span text:style-name="T74">2.</text:span><text:span text:style-name="T75">long bytes</text:span><text:span text:style-name="T74"> - </text:span><text:span text:style-name="T20">принимает </text:span><text:span text:style-name="Strong_20_Emphasis"><text:span text:style-name="T20">размер файла в байтах</text:span></text:span><text:span text:style-name="T76"> </text:span><text:span text:style-name="T20">как целое число (тип </text:span><text:span text:style-name="Source_20_Text"><text:span text:style-name="T77">long</text:span></text:span><text:span text:style-name="T20">, потому что файлы могут быть очень большими — больше 2 ГБ).</text:span></text:p>
      <text:p text:style-name="P73"/>
      <text:h text:style-name="P74" text:outline-level="4">Проверка на гигабайты:</text:h>
      <text:p text:style-name="P75">if (bytes &gt;= 1_073_741_824) return $"{bytes / 1_073_741_824.0:F2} GB";</text:p>
      <text:list text:style-name="L15">
        <text:list-item>
          <text:p text:style-name="P76"><text:span text:style-name="Source_20_Text"><text:span text:style-name="T78">1_073_741_824</text:span></text:span><text:span text:style-name="T79"> = </text:span><text:span text:style-name="Strong_20_Emphasis"><text:span text:style-name="T80">1 ГБ</text:span></text:span><text:span text:style-name="T79"> в байтах (это </text:span><text:span text:style-name="Source_20_Text"><text:span text:style-name="T78">1024 × 1024 × 1024</text:span></text:span><text:span text:style-name="T79">).</text:span></text:p>
        </text:list-item>
        <text:list-item>
          <text:p text:style-name="P77"><text:span text:style-name="T69">Если файл </text:span><text:span text:style-name="Strong_20_Emphasis"><text:span text:style-name="T81">больше или равен 1 ГБ</text:span></text:span><text:span text:style-name="T69">, делим его размер на это число.</text:span></text:p>
        </text:list-item>
        <text:list-item>
          <text:p text:style-name="P77"><text:span text:style-name="Source_20_Text"><text:span text:style-name="T82">1_073_741_824.0</text:span></text:span><text:span text:style-name="T69"> — дробное число (с точкой), чтобы получить </text:span><text:span text:style-name="Strong_20_Emphasis"><text:span text:style-name="T81">дробный результат</text:span></text:span><text:span text:style-name="T69">, а не целочисленное деление.</text:span></text:p>
        </text:list-item>
        <text:list-item>
          <text:p text:style-name="P77"><text:span text:style-name="Source_20_Text"><text:span text:style-name="T82">:F2</text:span></text:span><text:span text:style-name="T69"> — форматирует число до </text:span><text:span text:style-name="Strong_20_Emphasis"><text:span text:style-name="T81">двух знаков после запятой</text:span></text:span><text:span text:style-name="T69">.</text:span></text:p>
        </text:list-item>
        <text:list-item>
          <text:p text:style-name="P77"><text:span text:style-name="T69">Пример:<text:line-break/></text:span><text:span text:style-name="Source_20_Text"><text:span text:style-name="T70">2_147_483_648</text:span></text:span><text:span text:style-name="T69"> байт → </text:span><text:span text:style-name="Source_20_Text"><text:span text:style-name="T70">2.00 GB</text:span></text:span><text:line-break/></text:p>
        </text:list-item>
      </text:list>
      <text:h text:style-name="P78" text:outline-level="4"><text:span text:style-name="T83">Проверка на мегабайты:</text:span></text:h>
      <text:p text:style-name="P79">if (bytes &gt;= 1_048_576) return $"{bytes / 1_048_576.0:F2} MB";</text:p>
      <text:list text:style-name="L16">
        <text:list-item>
          <text:p text:style-name="P80"><text:span text:style-name="Source_20_Text"><text:span text:style-name="T70">1_048_576</text:span></text:span><text:span text:style-name="T69"> = </text:span><text:span text:style-name="Strong_20_Emphasis"><text:span text:style-name="T81">1 МБ</text:span></text:span><text:span text:style-name="T69"> (</text:span><text:span text:style-name="Source_20_Text"><text:span text:style-name="T70">1024 × 1024</text:span></text:span><text:span text:style-name="T69">).</text:span></text:p>
        </text:list-item>
        <text:list-item>
          <text:p text:style-name="P80"><text:span text:style-name="T69">Работает так же: деление на дробное число → формат </text:span><text:span text:style-name="Source_20_Text"><text:span text:style-name="T70">F2</text:span></text:span><text:span text:style-name="T69">.</text:span></text:p>
        </text:list-item>
        <text:list-item>
          <text:p text:style-name="P80"><text:span text:style-name="T69">Пример:<text:line-break/></text:span><text:span text:style-name="Source_20_Text"><text:span text:style-name="T70">1_572_864</text:span></text:span><text:span text:style-name="T69"> байт → </text:span><text:span text:style-name="Source_20_Text"><text:span text:style-name="T70">1.50 MB</text:span></text:span></text:p>
        </text:list-item>
      </text:list>
      <text:p text:style-name="P79"><text:span text:style-name="Source_20_Text"><text:span text:style-name="T15"/></text:span></text:p>
      <text:h text:style-name="P78" text:outline-level="4"><text:span text:style-name="T83">Проверка на килобайты:</text:span></text:h>
      <text:p text:style-name="P79"><text:span text:style-name="Source_20_Text"><text:span text:style-name="T84">if (bytes &gt;= 1_024) return $"{bytes / 1_024.0:F2} KB";</text:span></text:span></text:p>
      <text:p text:style-name="P79"><text:span text:style-name="Source_20_Text"><text:span text:style-name="T70">1_024</text:span></text:span><text:span text:style-name="T69"> = </text:span><text:span text:style-name="Strong_20_Emphasis"><text:span text:style-name="T81">1 КБ</text:span></text:span><text:span text:style-name="T69">.</text:span></text:p>
      <text:list text:style-name="L17">
        <text:list-item>
          <text:p text:style-name="P81"><text:span text:style-name="T69">Пример:<text:line-break/></text:span><text:span text:style-name="Source_20_Text"><text:span text:style-name="T70">2_048</text:span></text:span><text:span text:style-name="T69"> байт → </text:span><text:span text:style-name="Source_20_Text"><text:span text:style-name="T70">2.00 KB</text:span></text:span></text:p>
        </text:list-item>
      </text:list>
      <text:p text:style-name="P82"><text:span text:style-name="Source_20_Text"><text:span text:style-name="T15"/></text:span></text:p>
      <text:h text:style-name="P83" text:outline-level="4">Остальные случаи — байты:</text:h>
      <text:p text:style-name="P79">return $"{bytes} B";</text:p>
      <text:p text:style-name="P79"><text:span text:style-name="T69">Если файл </text:span><text:span text:style-name="Strong_20_Emphasis"><text:span text:style-name="T81">меньше 1 КБ</text:span></text:span><text:span text:style-name="T69"> (то есть &lt; 1024 байт), просто выводим число и букву </text:span><text:span text:style-name="Strong_20_Emphasis"><text:span text:style-name="T81">B</text:span></text:span><text:span text:style-name="T69"> (bytes).</text:span></text:p>
      <text:list text:style-name="L18">
        <text:list-item>
          <text:p text:style-name="P84"><text:span text:style-name="T69">Пример:<text:line-break/></text:span><text:span text:style-name="Source_20_Text"><text:span text:style-name="T70">512</text:span></text:span><text:span text:style-name="T69"> → </text:span><text:span text:style-name="Source_20_Text"><text:span text:style-name="T70">512 B</text:span></text:span></text:p>
        </text:list-item>
      </text:list>
      <text:p text:style-name="P79"/>
      <text:p text:style-name="P79"><text:span text:style-name="T69">Метод превращает </text:span><text:span text:style-name="Strong_20_Emphasis"><text:span text:style-name="T69">«сырой» размер в байтах</text:span></text:span><text:span text:style-name="T85"> </text:span><text:span text:style-name="T69">(например, </text:span><text:span text:style-name="Source_20_Text"><text:span text:style-name="T86">1572864</text:span></text:span><text:span text:style-name="T69">)</text:span><text:line-break/><text:span text:style-name="T69">в </text:span><text:span text:style-name="Strong_20_Emphasis"><text:span text:style-name="T69">удобочитаемую строку</text:span></text:span><text:span text:style-name="T85"> → </text:span><text:span text:style-name="Source_20_Text"><text:span text:style-name="T86">"1.50 MB"</text:span></text:span><text:span text:style-name="T69">.</text:span> </text:p>
      <text:p text:style-name="P79"/>
      <text:p text:style-name="P85">5.</text:p>
      <text:p text:style-name="P86">Структура для лога</text:p>
      <text:p text:style-name="P87" loext:marker-style-name="T87"><text:span text:style-name="T88">class</text:span><text:span text:style-name="T89"> </text:span><text:span text:style-name="T90">LogEntry</text:span></text:p>
      <text:p text:style-name="P87" loext:marker-style-name="T45"><text:span text:style-name="T89">{</text:span><text:span text:style-name="T89"/></text:p>
      <text:p text:style-name="P87" loext:marker-style-name="T45"><text:span text:style-name="T89"><text:s text:c="4"/></text:span><text:span text:style-name="T88">public</text:span><text:span text:style-name="T89"> </text:span><text:span text:style-name="T88">string</text:span><text:span text:style-name="T89"> Path { </text:span><text:span text:style-name="T88">get</text:span><text:span text:style-name="T89">; </text:span><text:span text:style-name="T88">set</text:span><text:span text:style-name="T89">; } = </text:span><text:span text:style-name="T91">""</text:span><text:span text:style-name="T89">;</text:span></text:p>
      <text:p text:style-name="P87" loext:marker-style-name="T45"><text:span text:style-name="T89"><text:s text:c="4"/></text:span><text:span text:style-name="T88">public</text:span><text:span text:style-name="T89"> </text:span><text:span text:style-name="T88">long</text:span><text:span text:style-name="T89"> Size { </text:span><text:span text:style-name="T88">get</text:span><text:span text:style-name="T89">; </text:span><text:span text:style-name="T88">set</text:span><text:span text:style-name="T89">; }</text:span></text:p>
      <text:p text:style-name="P87" loext:marker-style-name="T45"><text:span text:style-name="T89"><text:s text:c="4"/></text:span><text:span text:style-name="T88">public</text:span><text:span text:style-name="T89"> </text:span><text:span text:style-name="T88">string</text:span><text:span text:style-name="T89"> DeletedAt { </text:span><text:span text:style-name="T88">get</text:span><text:span text:style-name="T89">; </text:span><text:span text:style-name="T88">set</text:span><text:span text:style-name="T89">; } = </text:span><text:span text:style-name="T91">""</text:span><text:span text:style-name="T89">;</text:span></text:p>
      <text:p text:style-name="P87" loext:marker-style-name="T45"><text:span text:style-name="T89"><text:s text:c="4"/></text:span><text:span text:style-name="T88">public</text:span><text:span text:style-name="T89"> </text:span><text:span text:style-name="T88">string</text:span><text:span text:style-name="T89"> Hash { </text:span><text:span text:style-name="T88">get</text:span><text:span text:style-name="T89">; </text:span><text:span text:style-name="T88">set</text:span><text:span text:style-name="T89">; } = </text:span><text:span text:style-name="T91">""</text:span><text:span text:style-name="T89">;</text:span></text:p>
      <text:p text:style-name="P88">}</text:p>
      <text:p text:style-name="P88"/>
      <text:p text:style-name="P88"/>
      <text:p text:style-name="P89"><text:soft-page-break/><text:span text:style-name="T92">public string Path { get; set; } = "";</text:span><text:span text:style-name="T93"> - </text:span><text:span text:style-name="Strong_20_Emphasis"><text:span text:style-name="T94">Что хранит</text:span></text:span><text:span text:style-name="T95">: полный путь к удалённому файлу (например, </text:span><text:span text:style-name="Source_20_Text"><text:span text:style-name="T70">"C:\\Users\\Имя\\Downloads\\old.zip"</text:span></text:span><text:span text:style-name="T95">).</text:span></text:p>
      <text:list text:style-name="L19">
        <text:list-item>
          <text:p text:style-name="P90"><text:span text:style-name="Strong_20_Emphasis"><text:span text:style-name="Source_20_Text"><text:span text:style-name="T82">public</text:span></text:span></text:span><text:span text:style-name="T95">: можно читать и записывать из любого места в программе.</text:span></text:p>
        </text:list-item>
        <text:list-item>
          <text:p text:style-name="P90"><text:span text:style-name="Strong_20_Emphasis"><text:span text:style-name="Source_20_Text"><text:span text:style-name="T82">{ get; set; }</text:span></text:span></text:span><text:span text:style-name="T95">: стандартные автоматические геттер и сеттер (C# сам создаёт скрытую переменную).</text:span></text:p>
        </text:list-item>
        <text:list-item>
          <text:p text:style-name="P90"><text:span text:style-name="Strong_20_Emphasis"><text:span text:style-name="Source_20_Text"><text:span text:style-name="T82">= ""</text:span></text:span></text:span><text:span text:style-name="T95">: значение по умолчанию — пустая строка. Это нужно, чтобы избежать </text:span><text:span text:style-name="Source_20_Text"><text:span text:style-name="T70">null</text:span></text:span><text:span text:style-name="T95"> (и ошибок при сериализации в JSON).</text:span></text:p>
        </text:list-item>
      </text:list>
      <text:p text:style-name="P91"><text:span text:style-name="T96">public long Size { get; set; } - </text:span><text:span text:style-name="Source_20_Text"><text:span text:style-name="T86">public long Size { get; set; }</text:span></text:span></text:p>
      <text:list text:style-name="L20">
        <text:list-item>
          <text:p text:style-name="P92"><text:span text:style-name="Strong_20_Emphasis"><text:span text:style-name="T94">Что хранит</text:span></text:span><text:span text:style-name="T95">: размер файла </text:span><text:span text:style-name="Strong_20_Emphasis"><text:span text:style-name="T94">в байтах</text:span></text:span><text:span text:style-name="T95"> (целое число, может быть большим → поэтому </text:span><text:span text:style-name="Source_20_Text"><text:span text:style-name="T70">long</text:span></text:span><text:span text:style-name="T95">, а не </text:span><text:span text:style-name="Source_20_Text"><text:span text:style-name="T70">int</text:span></text:span><text:span text:style-name="T95">).</text:span></text:p>
        </text:list-item>
        <text:list-item>
          <text:p text:style-name="P92"><text:span text:style-name="T95">Пример: </text:span><text:span text:style-name="Source_20_Text"><text:span text:style-name="T70">104857600</text:span></text:span><text:span text:style-name="T95"> (это 100 МБ).</text:span></text:p>
        </text:list-item>
        <text:list-item>
          <text:p text:style-name="P92"><text:span text:style-name="Strong_20_Emphasis"><text:span text:style-name="T94">Нет </text:span></text:span><text:span text:style-name="Strong_20_Emphasis"><text:span text:style-name="Source_20_Text"><text:span text:style-name="T82">= 0</text:span></text:span></text:span><text:span text:style-name="T95">, потому что </text:span><text:span text:style-name="Source_20_Text"><text:span text:style-name="T70">long</text:span></text:span><text:span text:style-name="T95"> и так по умолчанию равен </text:span><text:span text:style-name="Source_20_Text"><text:span text:style-name="T70">0</text:span></text:span><text:span text:style-name="T95">.</text:span></text:p>
        </text:list-item>
      </text:list>
      <text:p text:style-name="P93"/>
      <text:p text:style-name="P91"><text:span text:style-name="T96">public string DeletedAt { get; set; } = ""; - </text:span><text:span text:style-name="Strong_20_Emphasis"><text:span text:style-name="T94">Что хранит</text:span></text:span><text:span text:style-name="T95">: дату и время удаления в </text:span><text:span text:style-name="Strong_20_Emphasis"><text:span text:style-name="T94">текстовом виде</text:span></text:span><text:span text:style-name="T95"> (например, </text:span><text:span text:style-name="Source_20_Text"><text:span text:style-name="T70">"2025-12-19T14:30:00Z"</text:span></text:span><text:span text:style-name="T95">).</text:span></text:p>
      <text:list text:style-name="L21">
        <text:list-item>
          <text:p text:style-name="P94">Хранится как строка, потому что в JSON это проще (и соответствует формату ISO 8601).</text:p>
        </text:list-item>
        <text:list-item>
          <text:p text:style-name="P95"><text:span text:style-name="T95">Опять </text:span><text:span text:style-name="Source_20_Text"><text:span text:style-name="T70">= ""</text:span></text:span><text:span text:style-name="T95">, чтобы не было </text:span><text:span text:style-name="Source_20_Text"><text:span text:style-name="T70">null</text:span></text:span><text:span text:style-name="T95">.</text:span></text:p>
        </text:list-item>
      </text:list>
      <text:p text:style-name="P91"><text:span text:style-name="T96">public string Hash { get; set; } = ""; - </text:span><text:span text:style-name="Strong_20_Emphasis"><text:span text:style-name="T94">Что хранит</text:span></text:span><text:span text:style-name="T95">: </text:span><text:span text:style-name="Strong_20_Emphasis"><text:span text:style-name="T94">SHA-256 хеш</text:span></text:span><text:span text:style-name="T95"> содержимого файла </text:span><text:span text:style-name="Strong_20_Emphasis"><text:span text:style-name="T94">до удаления</text:span></text:span><text:span text:style-name="T95">.</text:span></text:p>
      <text:list text:style-name="L22">
        <text:list-item>
          <text:p text:style-name="P96"><text:span text:style-name="T95">Зачем? Чтобы можно было </text:span><text:span text:style-name="Strong_20_Emphasis"><text:span text:style-name="T94">проверить</text:span></text:span><text:span text:style-name="T95">, что удалён именно тот файл (например, для аудита или восстановления).</text:span></text:p>
        </text:list-item>
        <text:list-item>
          <text:p text:style-name="P96"><text:span text:style-name="T95">Если хеш не удалось посчитать (файл уже удалён или нет доступа), будет </text:span><text:span text:style-name="Source_20_Text"><text:span text:style-name="T70">"hash-unavailable"</text:span></text:span><text:span text:style-name="T95"> или пусто.</text:span></text:p>
        </text:list-item>
      </text:list>
      <text:p text:style-name="P97"/>
      <text:p text:style-name="P98"><text:span text:style-name="T97">6.D</text:span><text:span text:style-name="T20">ычисл</text:span><text:span text:style-name="T98">ения</text:span><text:span text:style-name="T20"> </text:span><text:span text:style-name="Strong_20_Emphasis"><text:span text:style-name="T20">контрол</text:span></text:span><text:span text:style-name="Strong_20_Emphasis"><text:span text:style-name="T99">ьной</text:span></text:span><text:span text:style-name="Strong_20_Emphasis"><text:span text:style-name="T20"> сумм</text:span></text:span><text:span text:style-name="Strong_20_Emphasis"><text:span text:style-name="T99">ы</text:span></text:span><text:span text:style-name="Strong_20_Emphasis"><text:span text:style-name="T20"> (хеш)</text:span></text:span><text:span text:style-name="T76"> </text:span><text:span text:style-name="T20">файла с помощью алгоритма </text:span><text:span text:style-name="Strong_20_Emphasis"><text:span text:style-name="T20">SHA-256</text:span></text:span><text:span text:style-name="T20">.</text:span><text:span text:style-name="T36"><text:line-break/></text:span><text:span text:style-name="T20">Этот хеш — как «цифровой отпечаток» файла:</text:span><text:span text:style-name="T36"> </text:span></text:p>
      <text:list text:style-name="L23">
        <text:list-item>
          <text:p text:style-name="P99">даже небольшое изменение в файле → полностью другой хеш,</text:p>
        </text:list-item>
        <text:list-item>
          <text:p text:style-name="P99">одинаковые файлы → всегда одинаковый хеш.</text:p>
        </text:list-item>
      </text:list>
      <text:p text:style-name="P100"><text:span text:style-name="T20">Хеш сохраняется в лог, чтобы </text:span><text:span text:style-name="Strong_20_Emphasis"><text:span text:style-name="T21">подтвердить, что именно этот файл был удалён</text:span></text:span><text:span text:style-name="T20">.</text:span></text:p>
      <text:p text:style-name="P101"><text:span text:style-name="T88">static</text:span><text:span text:style-name="T89"> </text:span><text:span text:style-name="T88">string</text:span><text:span text:style-name="T89"> ComputeFileHash(</text:span><text:span text:style-name="T88">string</text:span><text:span text:style-name="T89"> filePath)</text:span></text:p>
      <text:p text:style-name="P87" loext:marker-style-name="T45"><text:span text:style-name="T89">{</text:span><text:span text:style-name="T89"/></text:p>
      <text:p text:style-name="P87" loext:marker-style-name="T47"><text:span text:style-name="T89"><text:s text:c="4"/></text:span><text:span text:style-name="T88">try</text:span></text:p>
      <text:p text:style-name="P87" loext:marker-style-name="T45"><text:span text:style-name="T89"><text:s text:c="4"/>{</text:span><text:span text:style-name="T89"/></text:p>
      <text:p text:style-name="P87" loext:marker-style-name="T45"><text:span text:style-name="T89"><text:s text:c="8"/></text:span><text:span text:style-name="T88">using</text:span><text:span text:style-name="T89"> </text:span><text:span text:style-name="T88">var</text:span><text:span text:style-name="T89"> sha256 = </text:span><text:span text:style-name="T90">SHA256</text:span><text:span text:style-name="T89">.Create();</text:span></text:p>
      <text:p text:style-name="P87" loext:marker-style-name="T45"><text:span text:style-name="T89"><text:s text:c="8"/></text:span><text:span text:style-name="T88">using</text:span><text:span text:style-name="T89"> </text:span><text:span text:style-name="T88">var</text:span><text:span text:style-name="T89"> stream = </text:span><text:span text:style-name="T90">File</text:span><text:span text:style-name="T89">.OpenRead(filePath);</text:span></text:p>
      <text:p text:style-name="P87" loext:marker-style-name="T45"><text:span text:style-name="T89"><text:s text:c="8"/></text:span><text:span text:style-name="T88">byte</text:span><text:span text:style-name="T89">[] hash = sha256.ComputeHash(stream);</text:span></text:p>
      <text:p text:style-name="P87" loext:marker-style-name="T45"><text:span text:style-name="T89"><text:s text:c="8"/></text:span><text:span text:style-name="T88">return</text:span><text:span text:style-name="T89"> </text:span><text:span text:style-name="T90">Convert</text:span><text:span text:style-name="T89">.ToHexString(hash);</text:span></text:p>
      <text:p text:style-name="P87" loext:marker-style-name="T45"><text:span text:style-name="T89"><text:s text:c="4"/>}</text:span><text:span text:style-name="T89"/></text:p>
      <text:p text:style-name="P87" loext:marker-style-name="T47"><text:span text:style-name="T89"><text:s text:c="4"/></text:span><text:span text:style-name="T88">catch</text:span></text:p>
      <text:p text:style-name="P87" loext:marker-style-name="T45"><text:span text:style-name="T89"><text:s text:c="4"/>{</text:span><text:span text:style-name="T89"/></text:p>
      <text:p text:style-name="P87" loext:marker-style-name="T45"><text:span text:style-name="T89"><text:s text:c="8"/></text:span><text:span text:style-name="T88">return</text:span><text:span text:style-name="T89"> </text:span><text:span text:style-name="T91">"hash-unavailable"</text:span><text:span text:style-name="T89">;</text:span></text:p>
      <text:p text:style-name="P87" loext:marker-style-name="T45"><text:span text:style-name="T89"><text:s text:c="4"/>}</text:span><text:span text:style-name="T89"/></text:p>
      <text:p text:style-name="P102">}</text:p>
      <text:p text:style-name="P103"><text:span text:style-name="Strong_20_Emphasis"><text:span text:style-name="Source_20_Text"><text:span text:style-name="T100">string filePath</text:span></text:span></text:span><text:span text:style-name="T101"> — принимает </text:span><text:span text:style-name="Strong_20_Emphasis"><text:span text:style-name="T102">путь к файлу</text:span></text:span><text:span text:style-name="T101">, для которого нужно посчитать хеш.</text:span></text:p>
      <text:p text:style-name="P104"/>
      <text:h text:style-name="P105" text:outline-level="3"/>
      <text:h text:style-name="P106" text:outline-level="3">Пошаговое объяснение тела метода:</text:h>
      <text:p text:style-name="P104"><text:span text:style-name="T103">1.</text:span>using var sha256 = SHA256.Create(); - <text:span text:style-name="T104">Создается объект-хешировщик </text:span><text:span text:style-name="T105">SHA-256.</text:span></text:p>
      <text:list text:style-name="L24">
        <text:list-item>
          <text:p text:style-name="P107">Using – <text:span text:style-name="T104">автоматически освобождает ресурсы после завершения блока (даже если будут ошибки)</text:span></text:p>
        </text:list-item>
        <text:list-item>
          <text:p text:style-name="P108">SHA-256 – <text:span text:style-name="T106">стандартный криптографический алгоритм из пространства имен (System.Security.Cryptography)</text:span></text:p>
        </text:list-item>
      </text:list>
      <text:p text:style-name="P109"/>
      <text:p text:style-name="P110"><text:span text:style-name="T107">2.</text:span>using var stream = File.OpenRead(filePath); - открывается файл только для чтения как поток байтов(<text:span text:style-name="T1">FileStream</text:span>).</text:p>
      <text:list text:style-name="L25">
        <text:list-item>
          <text:p text:style-name="P111">Using – <text:span text:style-name="T106">гарант того, что файл закроется автоматически даже при ошибки, потому что если файл останется открытым то он может быть заблокированным.</text:span></text:p>
        </text:list-item>
      </text:list>
      <text:p text:style-name="P110"/>
      <text:p text:style-name="P110"><text:span text:style-name="T107">3.</text:span>byte[] hash = sha256.ComputeHash(stream);</text:p>
      <text:list text:style-name="L26">
        <text:list-item>
          <text:p text:style-name="P112">ComputeHash — метод читает весь поток и вычисляет хеш</text:p>
        </text:list-item>
        <text:list-item>
          <text:p text:style-name="P112">byte[] - результат массив байтов длинной 32 байта(256 бит)</text:p>
        </text:list-item>
      </text:list>
      <text:p text:style-name="P110"/>
      <text:p text:style-name="P113"><text:span text:style-name="T107">4.</text:span>return Convert.ToHexString(hash); - преобразует массив байтов в читаемую строку в шестнадцатеричном формате на пример: <text:span text:style-name="T1">("A1B2C3D4…")</text:span></text:p>
      <text:list text:style-name="L27">
        <text:list-item>
          <text:p text:style-name="P114"><text:span text:style-name="T108">ToHexString – </text:span><text:span text:style-name="T109">встроенная функция </text:span><text:span text:style-name="T108">NET </text:span><text:span text:style-name="T109">она всегда возвращает заглавные буквы, без 0</text:span><text:span text:style-name="T108">x</text:span><text:span text:style-name="T109">. </text:span><text:span text:style-name="T109">На пример: </text:span><text:span text:style-name="T110">Байты </text:span><text:span text:style-name="Source_20_Text"><text:span text:style-name="T77">[0xA1, 0xB2]</text:span></text:span><text:span text:style-name="T111"> → </text:span><text:span text:style-name="T110">строка </text:span><text:span text:style-name="Source_20_Text"><text:span text:style-name="T77">"A1B2"</text:span></text:span></text:p>
        </text:list-item>
      </text:list>
      <text:p text:style-name="P115"><text:span text:style-name="Source_20_Text"><text:span text:style-name="T77"/></text:span></text:p>
      <text:p text:style-name="P116"><text:span text:style-name="Source_20_Text"><text:span text:style-name="T112">5.</text:span></text:span><text:span text:style-name="Source_20_Text"><text:span text:style-name="T113">Блок catch { return "hash-unavailable"; }</text:span></text:span></text:p>
      <text:list text:style-name="L28">
        <text:list-item>
          <text:p text:style-name="P117"><text:span text:style-name="Source_20_Text"><text:span text:style-name="T113">Обрабатывает любые ошибки: файл удален, нет прав, диск отключен.</text:span></text:span></text:p>
        </text:list-item>
        <text:list-item>
          <text:p text:style-name="P117"><text:span text:style-name="Source_20_Text"><text:span text:style-name="T113">Вместо игнора ошибки мы возвращаем лог ошибки.</text:span></text:span></text:p>
        </text:list-item>
      </text:list>
      <text:p text:style-name="P116"><text:span text:style-name="Source_20_Text"><text:span text:style-name="T113"/></text:span></text:p>
      <text:p text:style-name="P116"><text:span text:style-name="Source_20_Text"><text:span text:style-name="T114">6.</text:span></text:span><text:span text:style-name="Source_20_Text"><text:span text:style-name="T113">Смысл функции</text:span></text:span></text:p>
      <text:list text:style-name="L29">
        <text:list-item>
          <text:p text:style-name="P118"><text:span text:style-name="Source_20_Text"><text:span text:style-name="T113">При удалении файла мы сохраняем не только его путь и размер, но и хеш.</text:span></text:span></text:p>
        </text:list-item>
        <text:list-item>
          <text:p text:style-name="P118"><text:span text:style-name="Source_20_Text"><text:span text:style-name="T113">Это позволяет проверить после:</text:span></text:span></text:p>
        </text:list-item>
      </text:list>
      <text:list text:style-name="L30">
        <text:list-item>
          <text:p text:style-name="P119"><text:span text:style-name="Source_20_Text"><text:span text:style-name="T113">файл действительно был не </text:span></text:span><text:span text:style-name="Source_20_Text"><text:span text:style-name="T113">изменения</text:span></text:span><text:span text:style-name="Source_20_Text"><text:span text:style-name="T113"> до удаления</text:span></text:span></text:p>
        </text:list-item>
        <text:list-item>
          <text:p text:style-name="P119"><text:span text:style-name="Source_20_Text"><text:span text:style-name="T113">Лог не подделан</text:span></text:span></text:p>
        </text:list-item>
        <text:list-item>
          <text:p text:style-name="P119"><text:span text:style-name="Source_20_Text"><text:span text:style-name="T113">можно будет сравнивать с резервной копией</text:span></text:span></text:p>
        </text:list-item>
      </text:list>
      <text:p text:style-name="P116"><text:span text:style-name="Source_20_Text"><text:span text:style-name="T113"/></text:span></text:p>
      <text:p text:style-name="P120"><text:span text:style-name="Source_20_Text"><text:span text:style-name="T115">8.</text:span></text:span><text:span text:style-name="Source_20_Text"><text:span text:style-name="T116">Функция </text:span></text:span><text:span text:style-name="Source_20_Text"><text:span text:style-name="T117">GetAllFiles</text:span></text:span><text:span text:style-name="Source_20_Text"><text:span text:style-name="T118">:</text:span></text:span></text:p>
      <text:list text:style-name="L31">
        <text:list-item>
          <text:p text:style-name="P121"><text:span text:style-name="Source_20_Text"><text:span text:style-name="T117">Фун</text:span></text:span><text:span text:style-name="Source_20_Text"><text:span text:style-name="T119">ция </text:span></text:span><text:span text:style-name="Source_20_Text"><text:span text:style-name="T117">GetAllFiles </text:span></text:span><text:span text:style-name="Source_20_Text"><text:span text:style-name="Strong_20_Emphasis"><text:span text:style-name="T117">получает список всех файлов</text:span></text:span></text:span><text:span text:style-name="Source_20_Text"><text:span text:style-name="T120"> </text:span></text:span><text:span text:style-name="Source_20_Text"><text:span text:style-name="T117">из указанной папки </text:span></text:span><text:span text:style-name="Source_20_Text"><text:span text:style-name="Strong_20_Emphasis"><text:span text:style-name="T117">и всех её подпапок</text:span></text:span></text:span><text:span text:style-name="Source_20_Text"><text:span text:style-name="T120"> </text:span></text:span><text:span text:style-name="Source_20_Text"><text:span text:style-name="T117">(рекурсивно) и возвращает их как список объектов </text:span></text:span><text:span text:style-name="Source_20_Text"><text:span text:style-name="T121">FileInfo</text:span></text:span><text:span text:style-name="Source_20_Text"><text:span text:style-name="T117">.</text:span></text:span><text:span text:style-name="Source_20_Text"><text:span text:style-name="T118"> </text:span></text:span></text:p>
        </text:list-item>
        <text:list-item>
          <text:p text:style-name="P121"><text:span text:style-name="Source_20_Text"><text:span text:style-name="T117">Объект </text:span></text:span><text:span text:style-name="Source_20_Text"><text:span text:style-name="T121">FileInfo</text:span></text:span><text:span text:style-name="Source_20_Text"><text:span text:style-name="T120"> </text:span></text:span><text:span text:style-name="Source_20_Text"><text:span text:style-name="T117">содержит </text:span></text:span><text:span text:style-name="Source_20_Text"><text:span text:style-name="T119">такую</text:span></text:span><text:span text:style-name="Source_20_Text"><text:span text:style-name="T117"> информацию о файле </text:span></text:span><text:span text:style-name="Source_20_Text"><text:span text:style-name="T119">как</text:span></text:span><text:span text:style-name="Source_20_Text"><text:span text:style-name="T117">: имя, размер, дату создания</text:span></text:span><text:span text:style-name="Source_20_Text"><text:span text:style-name="T119">.</text:span></text:span></text:p>
        </text:list-item>
      </text:list>
      <text:p text:style-name="P120"><text:span text:style-name="Source_20_Text"><text:span text:style-name="T119"/></text:span></text:p>
      <text:p text:style-name="P122"><text:span text:style-name="Source_20_Text"><text:span text:style-name="T122">Почему два </text:span></text:span><text:span text:style-name="Source_20_Text"><text:span text:style-name="T123">try catch</text:span></text:span><text:span text:style-name="Source_20_Text"><text:span text:style-name="T122">: </text:span></text:span></text:p>
      <text:p text:style-name="P122"><text:span text:style-name="Source_20_Text"><text:span text:style-name="T122">Внешний </text:span></text:span><text:span text:style-name="Source_20_Text"><text:span text:style-name="T123">try catch </text:span></text:span><text:span text:style-name="Source_20_Text"><text:span text:style-name="T122">ловит фатальные ошибки при сканировании всей директории:</text:span></text:span></text:p>
      <text:list text:style-name="L32">
        <text:list-item>
          <text:p text:style-name="P123"><text:span text:style-name="Source_20_Text"><text:span text:style-name="T122">папка не существует</text:span></text:span></text:p>
        </text:list-item>
        <text:list-item>
          <text:p text:style-name="P123"><text:span text:style-name="Source_20_Text"><text:span text:style-name="T122">нет права на чтения корневой папки</text:span></text:span></text:p>
        </text:list-item>
        <text:list-item>
          <text:p text:style-name="P123"><text:span text:style-name="Source_20_Text"><text:span text:style-name="T122">диск отключен</text:span></text:span></text:p>
        </text:list-item>
      </text:list>
      <text:p text:style-name="P122"><text:span text:style-name="Source_20_Text"><text:span text:style-name="T122">Внутренний </text:span></text:span><text:span text:style-name="Source_20_Text"><text:span text:style-name="T123">try catch – </text:span></text:span><text:span text:style-name="Source_20_Text"><text:span text:style-name="T122">ловит ошибки по отдельным файлам:</text:span></text:span></text:p>
      <text:list text:style-name="L33">
        <text:list-item>
          <text:p text:style-name="P124"><text:span text:style-name="Source_20_Text"><text:span text:style-name="T122">файл недоступен потому что открыт в другой программе</text:span></text:span></text:p>
        </text:list-item>
        <text:list-item>
          <text:p text:style-name="P124"><text:span text:style-name="Source_20_Text"><text:span text:style-name="T122">файл заблокирован другим процессом</text:span></text:span></text:p>
        </text:list-item>
        <text:list-item>
          <text:p text:style-name="P124"><text:span text:style-name="Source_20_Text"><text:span text:style-name="T122">путь слишком длинный</text:span></text:span></text:p>
        </text:list-item>
        <text:list-item>
          <text:p text:style-name="P124"><text:soft-page-break/><text:span text:style-name="Source_20_Text"><text:span text:style-name="T122">ссылка ведет в никуда</text:span></text:span></text:p>
        </text:list-item>
      </text:list>
      <text:p text:style-name="P122"><text:span text:style-name="Source_20_Text"><text:span text:style-name="T122">Такой подход </text:span></text:span><text:span text:style-name="Source_20_Text"><text:span text:style-name="Strong_20_Emphasis"><text:span text:style-name="T122">максимально устойчив</text:span></text:span></text:span><text:span text:style-name="Source_20_Text"><text:span text:style-name="T122">: даже если 10 файлов недоступны, остальные </text:span></text:span><text:span text:style-name="Source_20_Text"><text:span text:style-name="T124">файлы</text:span></text:span><text:span text:style-name="Source_20_Text"><text:span text:style-name="T122"> всё равно будут обработаны</text:span></text:span><text:span text:style-name="Source_20_Text"><text:span text:style-name="T122">.</text:span></text:span></text:p>
      <text:p text:style-name="P122"><text:span text:style-name="Source_20_Text"><text:span text:style-name="T122"/></text:span></text:p>
      <text:p text:style-name="P125"><text:span text:style-name="Source_20_Text"><text:span text:style-name="T125">9.Функция </text:span></text:span><text:span text:style-name="Source_20_Text"><text:span text:style-name="T126">GetValidDirectory:</text:span></text:span></text:p>
      <text:p text:style-name="P125"><text:span text:style-name="Source_20_Text"><text:span text:style-name="T127">Фу</text:span></text:span><text:span text:style-name="Source_20_Text"><text:span text:style-name="T125">нкция G</text:span></text:span><text:span text:style-name="Source_20_Text"><text:span text:style-name="T127">etValidDirectory </text:span></text:span><text:span text:style-name="Source_20_Text"><text:span text:style-name="Strong_20_Emphasis"><text:span text:style-name="T127">запрашивает у пользователя путь к</text:span></text:span></text:span><text:span text:style-name="Source_20_Text"><text:span text:style-name="Strong_20_Emphasis"><text:span text:style-name="T125"> директории</text:span></text:span></text:span><text:span text:style-name="Source_20_Text"><text:span text:style-name="T125"> </text:span></text:span><text:span text:style-name="Source_20_Text"><text:span text:style-name="T127">и </text:span></text:span><text:span text:style-name="Source_20_Text"><text:span text:style-name="Strong_20_Emphasis"><text:span text:style-name="T127">гарантирует</text:span></text:span></text:span><text:span text:style-name="Source_20_Text"><text:span text:style-name="T127">, что: </text:span></text:span></text:p>
      <text:list text:style-name="L34">
        <text:list-item>
          <text:p text:style-name="P126"><text:span text:style-name="Source_20_Text"><text:span text:style-name="T127">Папка </text:span></text:span><text:span text:style-name="Source_20_Text"><text:span text:style-name="Strong_20_Emphasis"><text:span text:style-name="T128">существует</text:span></text:span></text:span><text:span text:style-name="Source_20_Text"><text:span text:style-name="T127">,</text:span></text:span></text:p>
        </text:list-item>
        <text:list-item>
          <text:p text:style-name="P127"><text:span text:style-name="T129">Программа </text:span><text:span text:style-name="Strong_20_Emphasis"><text:span text:style-name="T130">имеет права на чтение</text:span></text:span><text:span text:style-name="T129"> её содержимого,</text:span></text:p>
        </text:list-item>
        <text:list-item>
          <text:p text:style-name="P128"><text:span text:style-name="T127">Возвращается </text:span><text:span text:style-name="Strong_20_Emphasis"><text:span text:style-name="T128">корректный абсолютный путь</text:span></text:span><text:span text:style-name="T127">.</text:span></text:p>
        </text:list-item>
      </text:list>
      <text:p text:style-name="P129"><text:span text:style-name="Source_20_Text"><text:span text:style-name="T125">1.string</text:span></text:span><text:span text:style-name="Source_20_Text"><text:span text:style-name="T127"> input = Console.ReadLine()?.Trim() ?? "";</text:span></text:span></text:p>
      <text:list text:style-name="L35">
        <text:list-item>
          <text:p text:style-name="P130"><text:span text:style-name="Source_20_Text"><text:span text:style-name="T131">Console.ReadLine()</text:span></text:span><text:span text:style-name="Source_20_Text"><text:span text:style-name="T127"> — читает строку.</text:span></text:span></text:p>
        </text:list-item>
        <text:list-item>
          <text:p text:style-name="P131"><text:span text:style-name="Source_20_Text"><text:span text:style-name="T70">?.Trim()</text:span></text:span><text:span text:style-name="T132"> — убирает пробелы в начале и конце (если строка не </text:span><text:span text:style-name="Source_20_Text"><text:span text:style-name="T70">null</text:span></text:span><text:span text:style-name="T132">).</text:span></text:p>
        </text:list-item>
        <text:list-item>
          <text:p text:style-name="P130"><text:span text:style-name="Source_20_Text"><text:span text:style-name="T131">?? ""</text:span></text:span><text:span text:style-name="T127"> — если вдруг </text:span><text:span text:style-name="Source_20_Text"><text:span text:style-name="T131">ReadLine()</text:span></text:span><text:span text:style-name="T127"> вернул </text:span><text:span text:style-name="Source_20_Text"><text:span text:style-name="T131">null</text:span></text:span><text:span text:style-name="T127"> , подставляем пустую строку.</text:span></text:p>
        </text:list-item>
      </text:list>
      <text:p text:style-name="P132"/>
      <text:p text:style-name="P132"><text:span text:style-name="T133">2.</text:span>if (string.IsNullOrEmpty(input)) { ... } - <text:span text:style-name="T133">проверка на пустоту</text:span></text:p>
      <text:p text:style-name="P133"/>
      <text:p text:style-name="P133">3.if (!Directory.Exists(input)) { ... } - проверка существовании директории</text:p>
      <text:list text:style-name="L36">
        <text:list-item>
          <text:p text:style-name="P134"><text:span text:style-name="Source_20_Text"><text:span text:style-name="T78">Directory.Exists()</text:span></text:span> возвращает <text:span text:style-name="Source_20_Text"><text:span text:style-name="T78">true</text:span></text:span>, только если путь указывает на <text:span text:style-name="Strong_20_Emphasis"><text:span text:style-name="T134">существующую </text:span></text:span><text:span text:style-name="Strong_20_Emphasis"><text:span text:style-name="T135">директорию</text:span></text:span>.</text:p>
        </text:list-item>
        <text:list-item>
          <text:p text:style-name="P135">Если папки нет — выводим понятное сообщение с <text:span text:style-name="T136">проблемой</text:span> и продолжаем цикл <text:span text:style-name="T136">дальше</text:span>.</text:p>
        </text:list-item>
      </text:list>
      <text:p text:style-name="P136"/>
      <text:p text:style-name="P136"><text:span text:style-name="T137">4.</text:span>string[] files = Directory.GetFiles(input); - <text:span text:style-name="T137">проверка прав доступа</text:span></text:p>
      <text:list text:style-name="L37">
        <text:list-item>
          <text:p text:style-name="P137">Мы <text:span text:style-name="Strong_20_Emphasis"><text:span text:style-name="T134">намеренно вызываем </text:span></text:span><text:span text:style-name="Strong_20_Emphasis"><text:span text:style-name="Source_20_Text"><text:span text:style-name="T138">GetFiles</text:span></text:span></text:span>, чтобы проверить, можем ли мы <text:span text:style-name="Strong_20_Emphasis"><text:span text:style-name="T134">прочитать содержимое</text:span></text:span> папки.</text:p>
        </text:list-item>
        <text:list-item>
          <text:p text:style-name="P138"><text:span text:style-name="T132">Если нет прав — будет выброшено исключение </text:span><text:span text:style-name="Source_20_Text"><text:span text:style-name="T70">UnauthorizedAccessException</text:span></text:span><text:span text:style-name="T132">.</text:span></text:p>
        </text:list-item>
      </text:list>
      <text:p text:style-name="P139">5.return Path.GetFullPath(input); - возвращаем результат</text:p>
      <text:list text:style-name="L38">
        <text:list-item>
          <text:p text:style-name="P140"><text:span text:style-name="Source_20_Text"><text:span text:style-name="T139">Path.GetFullPath()</text:span></text:span><text:span text:style-name="T140"> превращает относительный путь (например, </text:span><text:span text:style-name="Source_20_Text"><text:span text:style-name="T139">.\Downloads</text:span></text:span><text:span text:style-name="T140">) в </text:span><text:span text:style-name="Strong_20_Emphasis"><text:span text:style-name="T141">абсолютный</text:span></text:span><text:span text:style-name="T140"> (</text:span><text:span text:style-name="Source_20_Text"><text:span text:style-name="T139">C:\Users\...\Downloads</text:span></text:span><text:span text:style-name="T140">).</text:span></text:p>
        </text:list-item>
        <text:list-item>
          <text:p text:style-name="P141"><text:span text:style-name="T142">Это </text:span><text:span text:style-name="Strong_20_Emphasis"><text:span text:style-name="T143">надёжнее</text:span></text:span><text:span text:style-name="T142">: дальше в программе мы </text:span><text:span text:style-name="T144">знали с чем работаем.</text:span></text:p>
        </text:list-item>
      </text:list>
      <text:p text:style-name="P1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ui-sans-serif, apple-system, BlinkMacSystemFont, Inter, NotoSansHans, 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14:40:30.384182700</meta:creation-date>
    <dc:date>2025-12-20T15:55:55.888239500</dc:date>
    <meta:editing-duration>P1DT51M12S</meta:editing-duration>
    <meta:editing-cycles>59</meta:editing-cycles>
    <meta:generator>LibreOffice/25.2.7.2$Windows_X86_64 LibreOffice_project/5cbfd1ab6520636bb5f7b99185aa69bd7456825d</meta:generator>
    <meta:document-statistic meta:table-count="0" meta:image-count="0" meta:object-count="0" meta:page-count="7" meta:paragraph-count="228" meta:word-count="1791" meta:character-count="12181" meta:non-whitespace-character-count="10489"/>
  </office:meta>
</office:document-meta>
</file>